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7"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2"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3"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4"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75"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76"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7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7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79"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0"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8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8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8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8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88"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94"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95"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96"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97"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98"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99"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0"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1"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0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03"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04"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05"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06"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8.018cm" svg:y="5.657cm">
            <text:p/>
          </draw:rect>
          <draw:frame draw:style-name="gr29" draw:text-style-name="P5" draw:layer="layout" svg:width="2.369cm" svg:height="0.725cm" svg:x="38.4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7.957cm" svg:y="2.484cm">
            <text:p/>
          </draw:rect>
          <draw:frame draw:style-name="gr29" draw:text-style-name="P5" draw:layer="layout" svg:width="2.369cm" svg:height="0.725cm" svg:x="38.401cm" svg:y="2.352cm">
            <draw:text-box>
              <text:p text:style-name="P4"><text:span text:style-name="T3">red</text:span></text:p>
            </draw:text-box>
          </draw:frame>
        </draw:g>
        <draw:g>
          <draw:rect draw:style-name="gr3" draw:text-style-name="P3" draw:layer="layout" svg:width="0.5cm" svg:height="0.5cm" svg:x="37.955cm" svg:y="0.382cm">
            <text:p/>
          </draw:rect>
          <draw:frame draw:style-name="gr29" draw:text-style-name="P5" draw:layer="layout" svg:width="2.369cm" svg:height="0.725cm" svg:x="38.399cm" svg:y="0.25cm">
            <draw:text-box>
              <text:p text:style-name="P4"><text:span text:style-name="T3">valid</text:span></text:p>
            </draw:text-box>
          </draw:frame>
        </draw:g>
        <draw:g xml:id="id51" draw:id="id51">
          <draw:rect draw:style-name="gr2" draw:text-style-name="P3" draw:layer="layout" svg:width="1cm" svg:height="2cm" svg:x="35.618cm" svg:y="2.55cm">
            <text:p/>
          </draw:rect>
          <draw:custom-shape draw:style-name="gr40" draw:text-style-name="P13" draw:layer="layout" svg:width="0.5cm" svg:height="0.5cm" draw:transform="rotate (-1.57079632679579) translate (36.1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0.05cm">
            <text:p/>
          </draw:rect>
          <draw:custom-shape draw:style-name="gr40" draw:text-style-name="P13" draw:layer="layout" svg:width="0.5cm" svg:height="0.5cm" draw:transform="rotate (-1.57079632679579) translate (36.1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3.55cm" svg:x2="35.805cm" svg:y2="5.864cm" draw:start-shape="id51" draw:start-glue-point="3" svg:d="M35618 3550h-542v2314h729">
          <text:p/>
        </draw:connector>
        <draw:connector draw:style-name="gr8" draw:text-style-name="P3" draw:layer="layout" svg:x1="35.618cm" svg:y1="1.05cm" svg:x2="35.806cm" svg:y2="5.864cm" draw:start-shape="id52" draw:start-glue-point="3" svg:d="M35618 1050h-542v4814h730">
          <text:p/>
        </draw:connector>
        <draw:rect draw:style-name="gr42" draw:text-style-name="P3" draw:layer="layout" svg:width="2.15cm" svg:height="6.613cm" svg:x="37.7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8.0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7.957cm" svg:y="3.033cm">
            <text:p/>
          </draw:rect>
          <draw:frame draw:style-name="gr29" draw:text-style-name="P5" draw:layer="layout" svg:width="2.369cm" svg:height="0.725cm" svg:x="38.401cm" svg:y="2.901cm">
            <draw:text-box>
              <text:p text:style-name="P4"><text:span text:style-name="T3">green</text:span></text:p>
            </draw:text-box>
          </draw:frame>
        </draw:g>
        <draw:g>
          <draw:rect draw:style-name="gr3" draw:text-style-name="P3" draw:layer="layout" svg:width="0.5cm" svg:height="0.5cm" svg:x="37.957cm" svg:y="3.558cm">
            <text:p/>
          </draw:rect>
          <draw:frame draw:style-name="gr29" draw:text-style-name="P5" draw:layer="layout" svg:width="2.369cm" svg:height="0.725cm" svg:x="38.4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71cm" svg:y1="0.638cm" svg:x2="35.618cm" svg:y2="0.638cm">
          <text:p/>
        </draw:line>
        <draw:line draw:style-name="gr55" draw:text-style-name="P3" draw:layer="layout" svg:x1="28.175cm" svg:y1="2.765cm" svg:x2="32.225cm" svg:y2="2.765cm">
          <text:p/>
        </draw:line>
        <draw:line draw:style-name="gr55" draw:text-style-name="P3" draw:layer="layout" svg:x1="35.618cm" svg:y1="3.024cm" svg:x2="32.739cm" svg:y2="3.774cm">
          <text:p/>
        </draw:line>
        <draw:line draw:style-name="gr55" draw:text-style-name="P3" draw:layer="layout" svg:x1="35.619cm" svg:y1="2.924cm" svg:x2="32.74cm" svg:y2="3.269cm">
          <text:p/>
        </draw:line>
        <draw:line draw:style-name="gr55" draw:text-style-name="P3" draw:layer="layout" svg:x1="35.618cm" svg:y1="2.769cm" svg:x2="32.739cm" svg:y2="2.769cm">
          <text:p/>
        </draw:line>
        <draw:line draw:style-name="gr55" draw:text-style-name="P3" draw:layer="layout" svg:x1="36.618cm" svg:y1="2.924cm" svg:x2="37.957cm" svg:y2="3.774cm">
          <text:p/>
        </draw:line>
        <draw:line draw:style-name="gr55" draw:text-style-name="P3" draw:layer="layout" svg:x1="36.618cm" svg:y1="2.863cm" svg:x2="37.957cm" svg:y2="3.274cm">
          <text:p/>
        </draw:line>
        <draw:line draw:style-name="gr55" draw:text-style-name="P3" draw:layer="layout" svg:x1="36.618cm" svg:y1="2.754cm" svg:x2="37.957cm" svg:y2="2.754cm">
          <text:p/>
        </draw:line>
        <draw:line draw:style-name="gr55" draw:text-style-name="P3" draw:layer="layout" svg:x1="32.725cm" svg:y1="5.674cm" svg:x2="35.2cm" svg:y2="5.674cm">
          <text:p/>
        </draw:line>
        <draw:line draw:style-name="gr55" draw:text-style-name="P3" draw:layer="layout" svg:x1="35.543cm" svg:y1="5.913cm" svg:x2="38.018cm" svg:y2="5.913cm">
          <text:p/>
        </draw:line>
        <draw:custom-shape draw:style-name="gr41" draw:text-style-name="P11" draw:layer="layout" svg:width="2.75cm" svg:height="1.7cm" svg:x="34.568cm" svg:y="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7.955cm" svg:y1="0.638cm" svg:x2="36.6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2" draw:text-style-name="P5" draw:layer="layout" svg:width="3.69cm" svg:height="0.725cm" svg:x="18.522cm" svg:y="40.628cm">
            <draw:text-box>
              <text:p text:style-name="P4"><text:span text:style-name="T3">data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2" draw:text-style-name="P5" draw:layer="layout" svg:width="3.69cm" svg:height="0.725cm" svg:x="1.849cm" svg:y="39.808cm">
            <draw:text-box>
              <text:p text:style-name="P4"><text:span text:style-name="T3">data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8" draw:layer="layout" svg:width="3.783cm" svg:height="0.725cm" svg:x="-2.75cm" svg:y="39.489cm">
            <draw:text-box>
              <text:p><text:span text:style-name="T4">Flow Bits(8 bit)</text:span></text:p>
            </draw:text-box>
          </draw:frame>
        </draw:g>
        <draw:line draw:style-name="gr15" draw:text-style-name="P3" draw:layer="layout" svg:x1="7.268cm" svg:y1="40.527cm" svg:x2="5.327cm" svg:y2="39.808cm">
          <text:p/>
        </draw:line>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7"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8"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69"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0"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1"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2" draw:text-style-name="P3" draw:layer="layout" svg:width="7.5cm" svg:height="1cm" svg:x="1.75cm" svg:y="-6.65cm">
          <text:p text:style-name="P3">AvalonMMSlaveFactory</text:p>
        </draw:rect>
        <draw:line draw:style-name="gr52" draw:text-style-name="P3" draw:layer="layout" svg:x1="9.5cm" svg:y1="-9cm" svg:x2="9.5cm" svg:y2="-10.25cm">
          <text:p/>
        </draw:line>
        <draw:line draw:style-name="gr52" draw:text-style-name="P3" draw:layer="layout" svg:x1="5.5cm" svg:y1="-6.65cm" svg:x2="6.25cm" svg:y2="-7.9cm">
          <text:p/>
        </draw:line>
        <draw:rect draw:style-name="gr45" draw:text-style-name="P3" draw:layer="layout" svg:width="2cm" svg:height="1cm" svg:x="-12.15cm" svg:y="30.7cm">
          <text:p text:style-name="P3">Bits</text:p>
        </draw:rect>
        <draw:line draw:style-name="gr52" draw:text-style-name="P3" draw:layer="layout" svg:x1="13.25cm" svg:y1="-6.7cm" svg:x2="12.5cm" svg:y2="-7.85cm">
          <text:p/>
        </draw:line>
        <draw:rect draw:style-name="gr72" draw:text-style-name="P3" draw:layer="layout" svg:width="7.5cm" svg:height="1cm" svg:x="9.75cm" svg:y="-6.62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2" draw:text-style-name="P3" draw:layer="layout" svg:width="9cm" svg:height="1cm" svg:x="21.75cm" svg:y="-10.5cm">
          <text:p text:style-name="P3">BusSlaveFactoryWrite</text:p>
        </draw:rect>
        <draw:rect draw:style-name="gr72" draw:text-style-name="P3" draw:layer="layout" svg:width="9cm" svg:height="1cm" svg:x="21.75cm" svg:y="-9.25cm">
          <text:p text:style-name="P3">BusSlaveFactoryOnRead</text:p>
        </draw:rect>
        <draw:rect draw:style-name="gr72" draw:text-style-name="P3" draw:layer="layout" svg:width="9cm" svg:height="1cm" svg:x="21.75cm" svg:y="-8cm">
          <text:p text:style-name="P3">BusSlaveFactoryRead</text:p>
        </draw:rect>
        <draw:rect draw:style-name="gr72" draw:text-style-name="P3" draw:layer="layout" svg:width="9cm" svg:height="1cm" svg:x="21.75cm" svg:y="-6.75cm">
          <text:p text:style-name="P3">BusSlaveFactoryNonStopWrite</text:p>
        </draw:rect>
        <draw:rect draw:style-name="gr72" draw:text-style-name="P3" draw:layer="layout" svg:width="9cm" svg:height="1cm" svg:x="21.75cm" svg:y="-11.75cm">
          <text:p text:style-name="P3">BusSlaveFactoryRead</text:p>
        </draw:rect>
        <draw:line draw:style-name="gr73"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page>
      <draw:page draw:name="page2" draw:style-name="dp1" draw:master-page-name="Standard">
        <draw:custom-shape draw:style-name="gr46" draw:text-style-name="P3" xml:id="id66" draw:id="id66" draw:layer="layout" svg:width="1.103cm" svg:height="1.031cm" svg:x="5.907cm" svg:y="4.67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65" draw:id="id65" draw:layer="layout" svg:width="0.25cm" svg:height="0.25cm" svg:x="7.528cm" svg:y="6.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1" draw:text-style-name="P2" draw:layer="layout" svg:width="5cm" svg:height="1cm" svg:x="14.5cm" svg:y="-5cm">
          <text:p text:style-name="P1"><text:span text:style-name="T1">Arbiter</text:span></text:p>
        </draw:rect>
        <draw:rect draw:style-name="gr2" draw:text-style-name="P3" draw:layer="layout" svg:width="5cm" svg:height="3.25cm" svg:x="14.5cm" svg:y="-4cm">
          <text:p/>
        </draw:rect>
        <draw:g xml:id="id62" draw:id="id62">
          <draw:rect draw:style-name="gr3" draw:text-style-name="P3" draw:layer="layout" svg:width="0.5cm" svg:height="0.5cm" svg:x="6cm" svg:y="3.43cm">
            <text:p/>
          </draw:rect>
          <draw:frame draw:style-name="gr29" draw:text-style-name="P5" draw:layer="layout" svg:width="2.369cm" svg:height="0.725cm" svg:x="6.444cm" svg:y="3.28cm">
            <draw:text-box>
              <text:p text:style-name="P4"><text:span text:style-name="T3">result</text:span></text:p>
            </draw:text-box>
          </draw:frame>
        </draw:g>
        <draw:connector draw:style-name="gr8" draw:text-style-name="P3" draw:layer="layout" svg:x1="5.16cm" svg:y1="3.64cm" svg:x2="6cm" svg:y2="3.642cm" draw:start-shape="id61" draw:start-glue-point="1" draw:end-shape="id62" draw:end-glue-point="3" svg:d="M5160 3640h420v2h420">
          <text:p/>
        </draw:connector>
        <draw:g>
          <draw:rect draw:style-name="gr3" draw:text-style-name="P3" draw:layer="layout" svg:width="0.5cm" svg:height="0.5cm" svg:x="6.201cm" svg:y="1.729cm">
            <text:p/>
          </draw:rect>
          <draw:frame draw:style-name="gr4" draw:text-style-name="P5" draw:layer="layout" svg:width="2.246cm" svg:height="0.725cm" svg:x="4.041cm" svg:y="1.597cm">
            <draw:text-box>
              <text:p text:style-name="P4"><text:span text:style-name="T3">payload</text:span></text:p>
            </draw:text-box>
          </draw:frame>
        </draw:g>
        <draw:g xml:id="id61" draw:id="id61">
          <draw:rect draw:style-name="gr3" draw:text-style-name="P3" draw:layer="layout" svg:width="0.5cm" svg:height="0.5cm" svg:x="4.66cm" svg:y="3.41cm">
            <text:p/>
          </draw:rect>
          <draw:frame draw:style-name="gr4" draw:text-style-name="P5" draw:layer="layout" svg:width="2.246cm" svg:height="0.725cm" svg:x="2.5cm" svg:y="3.278cm">
            <draw:text-box>
              <text:p text:style-name="P4"><text:span text:style-name="T3">a</text:span></text:p>
            </draw:text-box>
          </draw:frame>
        </draw:g>
        <draw:g xml:id="id67" draw:id="id67">
          <draw:rect draw:style-name="gr3" draw:text-style-name="P3" draw:layer="layout" svg:width="0.5cm" svg:height="0.5cm" svg:x="9.437cm" svg:y="5.708cm">
            <text:p/>
          </draw:rect>
          <draw:frame draw:style-name="gr29" draw:text-style-name="P5" draw:layer="layout" svg:width="2.369cm" svg:height="0.725cm" svg:x="9.881cm" svg:y="5.558cm">
            <draw:text-box>
              <text:p text:style-name="P4"><text:span text:style-name="T3">result</text:span></text:p>
            </draw:text-box>
          </draw:frame>
        </draw:g>
        <draw:g xml:id="id63" draw:id="id63">
          <draw:rect draw:style-name="gr3" draw:text-style-name="P3" draw:layer="layout" svg:width="0.5cm" svg:height="0.5cm" svg:x="4.859cm" svg:y="4.658cm">
            <text:p/>
          </draw:rect>
          <draw:frame draw:style-name="gr4" draw:text-style-name="P5" draw:layer="layout" svg:width="2.246cm" svg:height="0.725cm" svg:x="2.699cm" svg:y="4.526cm">
            <draw:text-box>
              <text:p text:style-name="P4"><text:span text:style-name="T3">a</text:span></text:p>
            </draw:text-box>
          </draw:frame>
        </draw:g>
        <draw:path draw:style-name="gr57" draw:text-style-name="P3" draw:layer="layout" svg:width="1.079cm" svg:height="1.03cm" svg:x="7.65cm" svg:y="5.417cm" svg:viewBox="0 0 1080 1031" svg:d="M540 0c270 0 540 257 540 515s-270 516-540 516c-180 0-360 0-540 0 99-169 213-214 213-516-10-303-134-327-213-515 180 0 360 0 540 0z">
          <text:p/>
        </draw:path>
        <draw:connector draw:style-name="gr8" draw:text-style-name="P3" draw:layer="layout" svg:x1="5.359cm" svg:y1="4.888cm" svg:x2="5.93cm" svg:y2="4.883cm" draw:start-shape="id63" draw:start-glue-point="1" svg:d="M5359 4888h549v-5h22">
          <text:p/>
        </draw:connector>
        <draw:g xml:id="id64" draw:id="id64">
          <draw:rect draw:style-name="gr3" draw:text-style-name="P3" draw:layer="layout" svg:width="0.5cm" svg:height="0.5cm" svg:x="4.859cm" svg:y="5.29cm">
            <text:p/>
          </draw:rect>
          <draw:frame draw:style-name="gr4" draw:text-style-name="P5" draw:layer="layout" svg:width="2.246cm" svg:height="0.725cm" svg:x="2.699cm" svg:y="5.158cm">
            <draw:text-box>
              <text:p text:style-name="P4"><text:span text:style-name="T3">b</text:span></text:p>
            </draw:text-box>
          </draw:frame>
        </draw:g>
        <draw:connector draw:style-name="gr8" draw:text-style-name="P3" draw:layer="layout" svg:x1="5.359cm" svg:y1="5.52cm" svg:x2="5.93cm" svg:y2="5.542cm" draw:start-shape="id64" draw:start-glue-point="1" svg:d="M5359 5520h549v22h22">
          <text:p/>
        </draw:connector>
        <draw:g>
          <draw:rect draw:style-name="gr3" draw:text-style-name="P3" draw:layer="layout" svg:width="0.5cm" svg:height="0.5cm" svg:x="4.859cm" svg:y="5.923cm">
            <text:p/>
          </draw:rect>
          <draw:frame draw:style-name="gr4" draw:text-style-name="P5" draw:layer="layout" svg:width="2.246cm" svg:height="0.725cm" svg:x="2.699cm" svg:y="5.791cm">
            <draw:text-box>
              <text:p text:style-name="P4"><text:span text:style-name="T3">c</text:span></text:p>
            </draw:text-box>
          </draw:frame>
        </draw:g>
        <draw:connector draw:style-name="gr8" draw:text-style-name="P3" draw:layer="layout" svg:x1="5.359cm" svg:y1="6.175cm" svg:x2="7.528cm" svg:y2="6.172cm" draw:end-shape="id65" draw:end-glue-point="6" svg:d="M5359 6175h821v-3h1348">
          <text:p/>
        </draw:connector>
        <draw:connector draw:style-name="gr8" draw:text-style-name="P3" draw:layer="layout" draw:line-skew="-0.423cm" svg:x1="7.01cm" svg:y1="5.191cm" svg:x2="7.794cm" svg:y2="5.633cm" draw:start-shape="id66" draw:start-glue-point="7" svg:d="M7010 5191h240v442h544">
          <text:p/>
        </draw:connector>
        <draw:connector draw:style-name="gr8" draw:text-style-name="P3" draw:layer="layout" svg:x1="8.73cm" svg:y1="5.932cm" svg:x2="9.437cm" svg:y2="5.92cm" draw:end-shape="id67" svg:d="M8730 5932h90v-12h617">
          <text:p/>
        </draw:connector>
        <draw:g xml:id="id68" draw:id="id68">
          <draw:rect draw:style-name="gr3" draw:text-style-name="P3" draw:layer="layout" svg:width="0.5cm" svg:height="0.5cm" svg:x="9.288cm" svg:y="8.649cm">
            <text:p/>
          </draw:rect>
          <draw:frame draw:style-name="gr29" draw:text-style-name="P5" draw:layer="layout" svg:width="2.369cm" svg:height="0.725cm" svg:x="9.832cm" svg:y="8.499cm">
            <draw:text-box>
              <text:p text:style-name="P4"><text:span text:style-name="T3">result</text:span></text:p>
            </draw:text-box>
          </draw:frame>
        </draw:g>
        <draw:g>
          <draw:rect draw:style-name="gr3" draw:text-style-name="P3" draw:layer="layout" svg:width="0.5cm" svg:height="0.5cm" svg:x="6.53cm" svg:y="8.885cm">
            <text:p/>
          </draw:rect>
          <draw:frame draw:style-name="gr4" draw:text-style-name="P5" draw:layer="layout" svg:width="2.246cm" svg:height="0.725cm" svg:x="4.37cm" svg:y="8.753cm">
            <draw:text-box>
              <text:p text:style-name="P4"><text:span text:style-name="T3">a</text:span></text:p>
            </draw:text-box>
          </draw:frame>
        </draw:g>
        <draw:path draw:style-name="gr57" draw:text-style-name="P3" draw:layer="layout" svg:width="1.079cm" svg:height="1.03cm" svg:x="7.601cm" svg:y="8.358cm" svg:viewBox="0 0 1080 1031" svg:d="M540 0c270 0 540 257 540 515s-270 516-540 516c-180 0-360 0-540 0 99-169 213-214 213-516-10-303-134-327-213-515 180 0 360 0 540 0z">
          <text:p/>
        </draw:path>
        <draw:connector draw:style-name="gr8" draw:text-style-name="P3" draw:layer="layout" svg:x1="7.071cm" svg:y1="9.105cm" svg:x2="7.762cm" svg:y2="9.114cm" svg:d="M7071 9105h346v9h345">
          <text:p/>
        </draw:connector>
        <draw:connector draw:style-name="gr8" draw:text-style-name="P3" draw:layer="layout" svg:x1="8.681cm" svg:y1="8.873cm" svg:x2="9.288cm" svg:y2="8.861cm" draw:end-shape="id68" svg:d="M8681 8873h40v-12h567">
          <text:p/>
        </draw:connector>
        <draw:connector draw:style-name="gr8" draw:text-style-name="P3" draw:layer="layout" svg:x1="7.271cm" svg:y1="8.757cm" svg:x2="7.75cm" svg:y2="8.753cm" svg:d="M7271 8757h240v-4h239">
          <text:p/>
        </draw:connector>
        <draw:connector draw:style-name="gr8" draw:text-style-name="P3" draw:layer="layout" svg:x1="7.272cm" svg:y1="8.757cm" svg:x2="7.271cm" svg:y2="8.01cm" svg:d="M7272 8757v-373h-1v-374">
          <text:p/>
        </draw:connector>
        <draw:connector draw:style-name="gr8" draw:text-style-name="P3" draw:layer="layout" svg:x1="8.897cm" svg:y1="8.01cm" svg:x2="7.272cm" svg:y2="8.011cm" svg:d="M8897 8010h-812v1h-813">
          <text:p/>
        </draw:connector>
        <draw:connector draw:style-name="gr8" draw:text-style-name="P3" draw:layer="layout" svg:x1="8.898cm" svg:y1="8.011cm" svg:x2="8.897cm" svg:y2="8.869cm" svg:d="M8898 8011v429h-1v429">
          <text:p/>
        </draw:connector>
        <draw:custom-shape draw:style-name="gr46" draw:text-style-name="P3" xml:id="id72" draw:id="id72" draw:layer="layout" svg:width="1.103cm" svg:height="1.031cm" svg:x="5.958cm" svg:y="10.9cm">
          <text:p/>
          <draw:enhanced-geometry svg:viewBox="0 0 21600 21600" draw:glue-points="10800 0 0 10800 10800 21600 21600 10800" draw:text-areas="0 3100 18500 18500" draw:type="flowchart-delay" draw:enhanced-path="M 10800 0 X 21600 10800 10800 21600 L 0 21600 0 0 Z N"/>
        </draw:custom-shape>
        <draw:g xml:id="id73" draw:id="id73">
          <draw:rect draw:style-name="gr3" draw:text-style-name="P3" draw:layer="layout" svg:width="0.5cm" svg:height="0.5cm" svg:x="9.488cm" svg:y="11.933cm">
            <text:p/>
          </draw:rect>
          <draw:frame draw:style-name="gr29" draw:text-style-name="P5" draw:layer="layout" svg:width="2.369cm" svg:height="0.725cm" svg:x="9.932cm" svg:y="11.783cm">
            <draw:text-box>
              <text:p text:style-name="P4"><text:span text:style-name="T3">result</text:span></text:p>
            </draw:text-box>
          </draw:frame>
        </draw:g>
        <draw:g xml:id="id69" draw:id="id69">
          <draw:rect draw:style-name="gr3" draw:text-style-name="P3" draw:layer="layout" svg:width="0.5cm" svg:height="0.5cm" svg:x="4.91cm" svg:y="10.883cm">
            <text:p/>
          </draw:rect>
          <draw:frame draw:style-name="gr4" draw:text-style-name="P5" draw:layer="layout" svg:width="2.246cm" svg:height="0.725cm" svg:x="2.75cm" svg:y="10.751cm">
            <draw:text-box>
              <text:p text:style-name="P4"><text:span text:style-name="T3">a</text:span></text:p>
            </draw:text-box>
          </draw:frame>
        </draw:g>
        <draw:connector draw:style-name="gr8" draw:text-style-name="P3" draw:layer="layout" svg:x1="5.41cm" svg:y1="11.113cm" svg:x2="5.981cm" svg:y2="11.108cm" draw:start-shape="id69" draw:start-glue-point="1" svg:d="M5410 11113h549v-5h22">
          <text:p/>
        </draw:connector>
        <draw:g xml:id="id70" draw:id="id70">
          <draw:rect draw:style-name="gr3" draw:text-style-name="P3" draw:layer="layout" svg:width="0.5cm" svg:height="0.5cm" svg:x="4.91cm" svg:y="11.515cm">
            <text:p/>
          </draw:rect>
          <draw:frame draw:style-name="gr4" draw:text-style-name="P5" draw:layer="layout" svg:width="2.246cm" svg:height="0.725cm" svg:x="2.75cm" svg:y="11.383cm">
            <draw:text-box>
              <text:p text:style-name="P4"><text:span text:style-name="T3">b</text:span></text:p>
            </draw:text-box>
          </draw:frame>
        </draw:g>
        <draw:connector draw:style-name="gr8" draw:text-style-name="P3" draw:layer="layout" svg:x1="5.41cm" svg:y1="11.745cm" svg:x2="5.981cm" svg:y2="11.767cm" draw:start-shape="id70" draw:start-glue-point="1" svg:d="M5410 11745h549v22h22">
          <text:p/>
        </draw:connector>
        <draw:g>
          <draw:rect draw:style-name="gr3" draw:text-style-name="P3" draw:layer="layout" svg:width="0.5cm" svg:height="0.5cm" svg:x="4.91cm" svg:y="12.148cm">
            <text:p/>
          </draw:rect>
          <draw:frame draw:style-name="gr4" draw:text-style-name="P5" draw:layer="layout" svg:width="2.246cm" svg:height="0.725cm" svg:x="2.75cm" svg:y="12.016cm">
            <draw:text-box>
              <text:p text:style-name="P4"><text:span text:style-name="T3">c</text:span></text:p>
            </draw:text-box>
          </draw:frame>
        </draw:g>
        <draw:connector draw:style-name="gr8" draw:text-style-name="P3" draw:layer="layout" svg:x1="5.41cm" svg:y1="12.4cm" svg:x2="6cm" svg:y2="12.393cm" draw:end-shape="id71" svg:d="M5410 12400h25v-7h565">
          <text:p/>
        </draw:connector>
        <draw:connector draw:style-name="gr8" draw:text-style-name="P3" draw:layer="layout" draw:line-skew="-0.423cm" svg:x1="7.061cm" svg:y1="11.416cm" svg:x2="7.845cm" svg:y2="11.858cm" draw:start-shape="id72" draw:start-glue-point="7" svg:d="M7061 11416h240v442h544">
          <text:p/>
        </draw:connector>
        <draw:connector draw:style-name="gr8" draw:text-style-name="P3" draw:layer="layout" svg:x1="8.781cm" svg:y1="12.157cm" svg:x2="9.488cm" svg:y2="12.145cm" draw:end-shape="id73" svg:d="M8781 12157h90v-12h617">
          <text:p/>
        </draw:connector>
        <draw:path draw:style-name="gr57" draw:text-style-name="P3" draw:layer="layout" svg:width="1.079cm" svg:height="1.03cm" svg:x="7.734cm" svg:y="11.632cm" svg:viewBox="0 0 1080 1031" svg:d="M540 0c270 0 540 257 540 515s-270 516-540 516c-180 0-360 0-540 0 99-169 213-214 213-516-10-303-134-327-213-515 180 0 360 0 540 0z">
          <text:p/>
        </draw:path>
        <draw:frame draw:style-name="gr29" draw:text-style-name="P5" draw:layer="layout" svg:width="2.369cm" svg:height="0.725cm" svg:x="6.801cm" svg:y="10.503cm">
          <draw:text-box>
            <text:p text:style-name="P4"><text:span text:style-name="T3">a_and_b</text:span></text:p>
          </draw:text-box>
        </draw:frame>
        <draw:frame draw:style-name="gr29" draw:text-style-name="P5" draw:layer="layout" svg:width="2.369cm" svg:height="0.725cm" svg:x="6.381cm" svg:y="12.275cm">
          <draw:text-box>
            <text:p><text:span text:style-name="T3">not_c </text:span></text:p>
          </draw:text-box>
        </draw:frame>
        <draw:path draw:style-name="gr74" draw:text-style-name="P13" draw:layer="layout" svg:width="0.88cm" svg:height="0.75cm" svg:x="2.749cm" svg:y="9.503cm" svg:viewBox="0 0 881 751" svg:d="M631 375l-631 376v-751zM756 250c71 0 125 54 125 125s-54 125-125 125-125-54-125-125 54-125 125-125z">
          <text:p/>
        </draw:path>
        <draw:path draw:style-name="gr74" draw:text-style-name="P13" xml:id="id71" draw:id="id71" draw:layer="layout" svg:width="0.659cm" svg:height="0.559cm" svg:x="6cm" svg:y="12.113cm" svg:viewBox="0 0 660 560" svg:d="M473 280l-473 280v-560zM566 186c54 0 94 41 94 94s-40 93-94 93c-53 0-93-40-93-93s40-94 93-94z">
          <text:p/>
        </draw:path>
        <draw:connector draw:style-name="gr8" draw:text-style-name="P3" draw:layer="layout" svg:x1="6.66cm" svg:y1="12.4cm" svg:x2="7.91cm" svg:y2="12.407cm" svg:d="M6660 12400h625v7h625">
          <text:p/>
        </draw:connector>
        <draw:g>
          <draw:g>
            <draw:rect draw:style-name="gr2" draw:text-style-name="P3" draw:layer="layout" svg:width="1cm" svg:height="1.747cm" svg:x="7.175cm" svg:y="25.513cm">
              <text:p/>
            </draw:rect>
            <draw:custom-shape draw:style-name="gr40" draw:text-style-name="P13" draw:layer="layout" svg:width="0.3cm" svg:height="0.3cm" draw:transform="rotate (-1.57079632679579) translate (7.475cm 26.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7.018cm" svg:y="25.535cm">
            <draw:text-box>
              <text:p text:style-name="P4"><text:span text:style-name="T3">D</text:span></text:p>
            </draw:text-box>
          </draw:frame>
          <draw:frame draw:style-name="gr76" draw:text-style-name="P5" draw:layer="layout" svg:width="0.832cm" svg:height="0.725cm" svg:x="7.519cm" svg:y="25.536cm">
            <draw:text-box>
              <text:p text:style-name="P4"><text:span text:style-name="T3">Q</text:span></text:p>
            </draw:text-box>
          </draw:frame>
        </draw:g>
        <draw:frame draw:style-name="gr77" draw:text-style-name="P5" draw:layer="layout" svg:width="2.64cm" svg:height="0.725cm" svg:x="6.373cm" svg:y="24.788cm">
          <draw:text-box>
            <text:p text:style-name="P4"><text:span text:style-name="T3">myRegister</text:span></text:p>
          </draw:text-box>
        </draw:frame>
        <draw:frame draw:style-name="gr78" draw:text-style-name="P5" draw:layer="layout" svg:width="1.349cm" svg:height="0.725cm" svg:x="-10.662cm" svg:y="-0.429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488cm" svg:y="0.29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188cm 1.39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0.645cm" svg:y="0.317cm">
              <draw:text-box>
                <text:p text:style-name="P4"><text:span text:style-name="T3">D</text:span></text:p>
              </draw:text-box>
            </draw:frame>
            <draw:frame draw:style-name="gr76" draw:text-style-name="P5" draw:layer="layout" svg:width="0.832cm" svg:height="0.725cm" svg:x="-10.144cm" svg:y="0.318cm">
              <draw:text-box>
                <text:p text:style-name="P4"><text:span text:style-name="T3">Q</text:span></text:p>
              </draw:text-box>
            </draw:frame>
          </draw:g>
          <draw:frame draw:style-name="gr79" draw:text-style-name="P18" draw:layer="layout" svg:width="1.205cm" svg:height="0.725cm" svg:x="-10.588cm" svg:y="1.496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039cm" svg:y="28.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39cm 29.8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6.882cm" svg:y="28.822cm">
              <draw:text-box>
                <text:p text:style-name="P4"><text:span text:style-name="T3">D</text:span></text:p>
              </draw:text-box>
            </draw:frame>
            <draw:frame draw:style-name="gr76" draw:text-style-name="P5" draw:layer="layout" svg:width="0.832cm" svg:height="0.725cm" svg:x="7.383cm" svg:y="28.823cm">
              <draw:text-box>
                <text:p text:style-name="P4"><text:span text:style-name="T3">Q</text:span></text:p>
              </draw:text-box>
            </draw:frame>
          </draw:g>
          <draw:frame draw:style-name="gr79" draw:text-style-name="P18" draw:layer="layout" svg:width="1.205cm" svg:height="0.725cm" svg:x="6.939cm" svg:y="30.001cm">
            <draw:text-box>
              <text:p text:style-name="P4"><text:span text:style-name="T9">CLR</text:span></text:p>
            </draw:text-box>
          </draw:frame>
        </draw:g>
        <draw:frame draw:style-name="gr78" draw:text-style-name="P5" draw:layer="layout" svg:width="1.349cm" svg:height="0.725cm" svg:x="-8.411cm" svg:y="-0.392cm">
          <draw:text-box>
            <text:p text:style-name="P4"><text:span text:style-name="T3">reg3</text:span></text:p>
          </draw:text-box>
        </draw:frame>
        <draw:g>
          <draw:g>
            <draw:rect draw:style-name="gr2" draw:text-style-name="P3" draw:layer="layout" svg:width="1cm" svg:height="1.747cm" svg:x="-5.692cm" svg:y="0.317cm">
              <text:p/>
            </draw:rect>
            <draw:custom-shape draw:style-name="gr40" draw:text-style-name="P13" draw:layer="layout" svg:width="0.3cm" svg:height="0.3cm" draw:transform="rotate (-1.57079632679579) translate (-5.392cm 1.5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5.849cm" svg:y="0.339cm">
            <draw:text-box>
              <text:p text:style-name="P4"><text:span text:style-name="T3">D</text:span></text:p>
            </draw:text-box>
          </draw:frame>
          <draw:frame draw:style-name="gr76" draw:text-style-name="P5" draw:layer="layout" svg:width="0.832cm" svg:height="0.725cm" svg:x="-5.348cm" svg:y="0.34cm">
            <draw:text-box>
              <text:p text:style-name="P4"><text:span text:style-name="T3">Q</text:span></text:p>
            </draw:text-box>
          </draw:frame>
        </draw:g>
        <draw:frame draw:style-name="gr78" draw:text-style-name="P5" draw:layer="layout" svg:width="1.349cm" svg:height="0.725cm" svg:x="-5.849cm" svg:y="-0.408cm">
          <draw:text-box>
            <text:p text:style-name="P4"><text:span text:style-name="T3">reg4</text:span></text:p>
          </draw:text-box>
        </draw:frame>
        <draw:g>
          <draw:g>
            <draw:rect draw:style-name="gr2" draw:text-style-name="P3" draw:layer="layout" svg:width="1cm" svg:height="1.747cm" svg:x="-5.691cm" svg:y="0.318cm">
              <text:p/>
            </draw:rect>
            <draw:custom-shape draw:style-name="gr40" draw:text-style-name="P13" draw:layer="layout" svg:width="0.3cm" svg:height="0.3cm" draw:transform="rotate (-1.57079632679579) translate (-5.391cm 1.5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5.848cm" svg:y="0.34cm">
            <draw:text-box>
              <text:p text:style-name="P4"><text:span text:style-name="T3">D</text:span></text:p>
            </draw:text-box>
          </draw:frame>
          <draw:frame draw:style-name="gr76" draw:text-style-name="P5" draw:layer="layout" svg:width="0.832cm" svg:height="0.725cm" svg:x="-5.347cm" svg:y="0.341cm">
            <draw:text-box>
              <text:p text:style-name="P4"><text:span text:style-name="T3">Q</text:span></text:p>
            </draw:text-box>
          </draw:frame>
        </draw:g>
        <draw:line draw:style-name="gr80" draw:text-style-name="P3" draw:layer="layout" svg:x1="-7.735cm" svg:y1="2.059cm" svg:x2="-7.735cm" svg:y2="2.588cm">
          <text:p/>
        </draw:line>
        <draw:frame draw:style-name="gr81" draw:text-style-name="P5" draw:layer="layout" svg:width="1.446cm" svg:height="0.725cm" svg:x="-8.487cm" svg:y="2.525cm">
          <draw:text-box>
            <text:p text:style-name="P4"><text:span text:style-name="T3">reset</text:span></text:p>
          </draw:text-box>
        </draw:frame>
        <draw:line draw:style-name="gr80" draw:text-style-name="P3" draw:layer="layout" svg:x1="-9.986cm" svg:y1="2.04cm" svg:x2="-9.986cm" svg:y2="2.569cm">
          <text:p/>
        </draw:line>
        <draw:frame draw:style-name="gr81" draw:text-style-name="P5" draw:layer="layout" svg:width="1.446cm" svg:height="0.725cm" svg:x="-10.738cm" svg:y="2.506cm">
          <draw:text-box>
            <text:p text:style-name="P4"><text:span text:style-name="T3">reset</text:span></text:p>
          </draw:text-box>
        </draw:frame>
        <draw:frame draw:style-name="gr82" draw:text-style-name="P5" draw:layer="layout" svg:width="1.281cm" svg:height="0.725cm" svg:x="-11.769cm" svg:y="1.217cm">
          <draw:text-box>
            <text:p text:style-name="P4"><text:span text:style-name="T3">clk</text:span></text:p>
          </draw:text-box>
        </draw:frame>
        <draw:line draw:style-name="gr80" draw:text-style-name="P3" draw:layer="layout" svg:x1="-10.769cm" svg:y1="1.563cm" svg:x2="-10.488cm" svg:y2="1.563cm">
          <text:p/>
        </draw:line>
        <draw:frame draw:style-name="gr82" draw:text-style-name="P5" draw:layer="layout" svg:width="1.281cm" svg:height="0.725cm" svg:x="5.894cm" svg:y="26.535cm">
          <draw:text-box>
            <text:p text:style-name="P4"><text:span text:style-name="T3">clk</text:span></text:p>
          </draw:text-box>
        </draw:frame>
        <draw:line draw:style-name="gr80" draw:text-style-name="P3" draw:layer="layout" svg:x1="6.894cm" svg:y1="26.881cm" svg:x2="7.175cm" svg:y2="26.881cm">
          <text:p/>
        </draw:line>
        <draw:frame draw:style-name="gr82" draw:text-style-name="P5" draw:layer="layout" svg:width="1.281cm" svg:height="0.725cm" svg:x="-9.565cm" svg:y="1.199cm">
          <draw:text-box>
            <text:p text:style-name="P4"><text:span text:style-name="T3">clk</text:span></text:p>
          </draw:text-box>
        </draw:frame>
        <draw:line draw:style-name="gr80" draw:text-style-name="P3" draw:layer="layout" svg:x1="-8.565cm" svg:y1="1.545cm" svg:x2="-8.284cm" svg:y2="1.545cm">
          <text:p/>
        </draw:line>
        <draw:frame draw:style-name="gr82" draw:text-style-name="P5" draw:layer="layout" svg:width="1.281cm" svg:height="0.725cm" svg:x="-6.972cm" svg:y="1.324cm">
          <draw:text-box>
            <text:p text:style-name="P4"><text:span text:style-name="T3">clk</text:span></text:p>
          </draw:text-box>
        </draw:frame>
        <draw:line draw:style-name="gr80" draw:text-style-name="P3" draw:layer="layout" svg:x1="-5.972cm" svg:y1="1.67cm" svg:x2="-5.691cm" svg:y2="1.67cm">
          <text:p/>
        </draw:line>
        <draw:line draw:style-name="gr80" draw:text-style-name="P3" draw:layer="layout" svg:x1="-6.051cm" svg:y1="0.714cm" svg:x2="-5.691cm" svg:y2="0.714cm">
          <text:p/>
        </draw:line>
        <draw:frame draw:style-name="gr83" draw:text-style-name="P5" draw:layer="layout" svg:width="5.091cm" svg:height="0.725cm" svg:x="6.899cm" svg:y="18.526cm">
          <draw:text-box>
            <text:p text:style-name="P4"><text:span text:style-name="T3">myCoreClockedRegister</text:span></text:p>
          </draw:text-box>
        </draw:frame>
        <draw:line draw:style-name="gr80" draw:text-style-name="P3" draw:layer="layout" svg:x1="8.647cm" svg:y1="20.619cm" svg:x2="8.928cm" svg:y2="20.61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964cm" svg:y="19.35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264cm 20.44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8.807cm" svg:y="19.374cm">
              <draw:text-box>
                <text:p text:style-name="P4"><text:span text:style-name="T3">D</text:span></text:p>
              </draw:text-box>
            </draw:frame>
            <draw:frame draw:style-name="gr76" draw:text-style-name="P5" draw:layer="layout" svg:width="0.832cm" svg:height="0.725cm" svg:x="9.308cm" svg:y="19.375cm">
              <draw:text-box>
                <text:p text:style-name="P4"><text:span text:style-name="T3">Q</text:span></text:p>
              </draw:text-box>
            </draw:frame>
          </draw:g>
          <draw:frame draw:style-name="gr79" draw:text-style-name="P18" draw:layer="layout" svg:width="1.205cm" svg:height="0.725cm" svg:x="8.864cm" svg:y="20.553cm">
            <draw:text-box>
              <text:p text:style-name="P4"><text:span text:style-name="T9">CLR</text:span></text:p>
            </draw:text-box>
          </draw:frame>
        </draw:g>
        <draw:line draw:style-name="gr80" draw:text-style-name="P3" draw:layer="layout" svg:x1="9.467cm" svg:y1="21.099cm" svg:x2="9.467cm" svg:y2="21.628cm">
          <text:p/>
        </draw:line>
        <draw:g>
          <draw:rect draw:style-name="gr3" draw:text-style-name="P3" draw:layer="layout" svg:width="0.5cm" svg:height="0.5cm" svg:x="-6.551cm" svg:y="0.444cm">
            <text:p/>
          </draw:rect>
          <draw:frame draw:style-name="gr4" draw:text-style-name="P5" draw:layer="layout" svg:width="2.246cm" svg:height="0.725cm" svg:x="-8.711cm" svg:y="0.312cm">
            <draw:text-box>
              <text:p text:style-name="P4"><text:span text:style-name="T3">a</text:span></text:p>
            </draw:text-box>
          </draw:frame>
        </draw:g>
        <draw:g>
          <draw:rect draw:style-name="gr3" draw:text-style-name="P3" draw:layer="layout" svg:width="0.5cm" svg:height="0.5cm" svg:x="8.147cm" svg:y="20.363cm">
            <text:p/>
          </draw:rect>
          <draw:frame draw:style-name="gr84" draw:text-style-name="P5" draw:layer="layout" svg:width="1.937cm" svg:height="0.725cm" svg:x="6.296cm" svg:y="20.231cm">
            <draw:text-box>
              <text:p text:style-name="P4"><text:span text:style-name="T3">coreClk</text:span></text:p>
            </draw:text-box>
          </draw:frame>
        </draw:g>
        <draw:g>
          <draw:rect draw:style-name="gr3" draw:text-style-name="P3" draw:layer="layout" svg:width="0.5cm" svg:height="0.5cm" svg:x="8.719cm" svg:y="21.41cm">
            <text:p/>
          </draw:rect>
          <draw:frame draw:style-name="gr85" draw:text-style-name="P5" draw:layer="layout" svg:width="2.437cm" svg:height="0.725cm" svg:x="6.368cm" svg:y="21.278cm">
            <draw:text-box>
              <text:p text:style-name="P4"><text:span text:style-name="T3">coreReset</text:span></text:p>
            </draw:text-box>
          </draw:frame>
        </draw:g>
        <draw:line draw:style-name="gr80" draw:text-style-name="P3" draw:layer="layout" svg:x1="9.219cm" svg:y1="21.625cm" svg:x2="9.467cm" svg:y2="21.629cm">
          <text:p/>
        </draw:line>
        <draw:frame draw:style-name="gr86" draw:text-style-name="P5" draw:layer="layout" svg:width="1.425cm" svg:height="0.725cm" svg:x="5.238cm" svg:y="23.136cm">
          <draw:text-box>
            <text:p text:style-name="P4"><text:span text:style-name="T3">cond</text:span></text:p>
          </draw:text-box>
        </draw:frame>
        <draw:frame draw:style-name="gr87" draw:text-style-name="P5" draw:layer="layout" svg:width="2.242cm" svg:height="0.725cm" svg:x="6.998cm" svg:y="23.124cm">
          <draw:text-box>
            <text:p text:style-name="P4"><text:span text:style-name="T3">mySignal</text:span></text:p>
          </draw:text-box>
        </draw:frame>
        <draw:polygon draw:style-name="gr74" draw:text-style-name="P13" draw:layer="layout" svg:width="0.63cm" svg:height="0.75cm" svg:x="1.869cm" svg:y="10.751cm" svg:viewBox="0 0 631 751" draw:points="631,375 0,751 0,0">
          <text:p/>
        </draw:polygon>
        <draw:connector draw:style-name="gr8" draw:text-style-name="P3" draw:layer="layout" svg:x1="6.27cm" svg:y1="25.067cm" svg:x2="7.175cm" svg:y2="25.888cm" draw:start-shape="id74" draw:start-glue-point="2" svg:d="M6270 25067v681h905v140">
          <text:p/>
        </draw:connector>
        <draw:path draw:style-name="gr88" draw:text-style-name="P13" xml:id="id74" draw:id="id74" draw:layer="layout" svg:width="0.749cm" svg:height="0.749cm" svg:x="5.895cm" svg:y="24.317cm" svg:viewBox="0 0 750 750" svg:d="M375 0c213 0 375 162 375 375s-162 375-375 375-375-162-375-375 162-375 375-375z">
          <text:p text:style-name="P13">+</text:p>
        </draw:path>
        <draw:connector draw:style-name="gr8" draw:text-style-name="P3" draw:layer="layout" svg:x1="6.645cm" svg:y1="24.692cm" svg:x2="8.933cm" svg:y2="24.682cm" draw:start-shape="id74" draw:start-glue-point="1" svg:d="M6645 24692h1414v-10h874">
          <text:p/>
        </draw:connector>
        <draw:connector draw:style-name="gr8" draw:text-style-name="P3" draw:layer="layout" svg:x1="8.933cm" svg:y1="25.932cm" svg:x2="8.933cm" svg:y2="24.683cm" svg:d="M8933 25932v-1249">
          <text:p/>
        </draw:connector>
        <draw:line draw:style-name="gr80" draw:text-style-name="P3" draw:layer="layout" svg:x1="8.175cm" svg:y1="25.932cm" svg:x2="8.933cm" svg:y2="25.932cm">
          <text:p/>
        </draw:line>
        <draw:connector draw:style-name="gr8" draw:text-style-name="P3" draw:layer="layout" svg:x1="5.428cm" svg:y1="24.691cm" svg:x2="5.895cm" svg:y2="24.694cm" svg:d="M5428 24691h234v3h233">
          <text:p/>
        </draw:connector>
        <draw:frame draw:style-name="gr82" draw:text-style-name="P5" draw:layer="layout" svg:width="1.281cm" svg:height="0.725cm" svg:x="4.574cm" svg:y="24.317cm">
          <draw:text-box>
            <text:p text:style-name="P4"><text:span text:style-name="T3">1</text:span></text:p>
          </draw:text-box>
        </draw:frame>
        <draw:frame draw:style-name="gr89" draw:text-style-name="P5" draw:layer="layout" svg:width="4.617cm" svg:height="0.725cm" svg:x="5.292cm" svg:y="28.075cm">
          <draw:text-box>
            <text:p text:style-name="P4"><text:span text:style-name="T3">myRegisterWithReset</text:span></text:p>
          </draw:text-box>
        </draw:frame>
        <draw:frame draw:style-name="gr82" draw:text-style-name="P5" draw:layer="layout" svg:width="1.281cm" svg:height="0.725cm" svg:x="5.801cm" svg:y="29.679cm">
          <draw:text-box>
            <text:p text:style-name="P4"><text:span text:style-name="T3">clk</text:span></text:p>
          </draw:text-box>
        </draw:frame>
        <draw:line draw:style-name="gr80" draw:text-style-name="P3" draw:layer="layout" svg:x1="6.765cm" svg:y1="30.025cm" svg:x2="7.046cm" svg:y2="30.025cm">
          <text:p/>
        </draw:line>
        <draw:path draw:style-name="gr88" draw:text-style-name="P13" draw:layer="layout" svg:width="0.749cm" svg:height="0.749cm" svg:x="4.861cm" svg:y="27.649cm" svg:viewBox="0 0 750 750" svg:d="M375 0c213 0 375 162 375 375s-162 375-375 375-375-162-375-375 162-375 375-375z">
          <text:p text:style-name="P13">+</text:p>
        </draw:path>
        <draw:line draw:style-name="gr80" draw:text-style-name="P3" draw:layer="layout" svg:x1="8.082cm" svg:y1="29.161cm" svg:x2="9.909cm" svg:y2="29.161cm">
          <text:p/>
        </draw:line>
        <draw:connector draw:style-name="gr8" draw:text-style-name="P3" draw:layer="layout" svg:x1="4.434cm" svg:y1="27.963cm" svg:x2="4.901cm" svg:y2="27.966cm" svg:d="M4434 27963h234v3h233">
          <text:p/>
        </draw:connector>
        <draw:frame draw:style-name="gr82" draw:text-style-name="P5" draw:layer="layout" svg:width="1.281cm" svg:height="0.725cm" svg:x="3.58cm" svg:y="27.589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237cm" svg:y="0.2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937cm 1.38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8.394cm" svg:y="0.314cm">
              <draw:text-box>
                <text:p text:style-name="P4"><text:span text:style-name="T3">D</text:span></text:p>
              </draw:text-box>
            </draw:frame>
            <draw:frame draw:style-name="gr76" draw:text-style-name="P5" draw:layer="layout" svg:width="0.832cm" svg:height="0.725cm" svg:x="-7.893cm" svg:y="0.315cm">
              <draw:text-box>
                <text:p text:style-name="P4"><text:span text:style-name="T3">Q</text:span></text:p>
              </draw:text-box>
            </draw:frame>
          </draw:g>
          <draw:frame draw:style-name="gr79" draw:text-style-name="P18" draw:layer="layout" svg:width="1.205cm" svg:height="0.725cm" svg:x="-8.337cm" svg:y="1.493cm">
            <draw:text-box>
              <text:p text:style-name="P4"><text:span text:style-name="T9">CLR</text:span></text:p>
            </draw:text-box>
          </draw:frame>
        </draw:g>
        <draw:line draw:style-name="gr80" draw:text-style-name="P3" draw:layer="layout" svg:x1="7.55cm" svg:y1="30.547cm" svg:x2="7.55cm" svg:y2="31.076cm">
          <text:p/>
        </draw:line>
        <draw:frame draw:style-name="gr81" draw:text-style-name="P5" draw:layer="layout" svg:width="1.446cm" svg:height="0.725cm" svg:x="6.798cm" svg:y="31.013cm">
          <draw:text-box>
            <text:p text:style-name="P4"><text:span text:style-name="T3">reset</text:span></text:p>
          </draw:text-box>
        </draw:frame>
        <draw:line draw:style-name="gr80" draw:text-style-name="P3" draw:layer="layout" svg:x1="8.729cm" svg:y1="29.361cm" svg:x2="8.91cm" svg:y2="29cm">
          <text:p/>
        </draw:line>
        <draw:frame draw:style-name="gr82" draw:text-style-name="P5" draw:layer="layout" svg:width="1.281cm" svg:height="0.725cm" svg:x="8.139cm" svg:y="29.276cm">
          <draw:text-box>
            <text:p text:style-name="P4"><text:span text:style-name="T3">4</text:span></text:p>
          </draw:text-box>
        </draw:frame>
        <draw:line draw:style-name="gr80" draw:text-style-name="P3" draw:layer="layout" svg:x1="8.515cm" svg:y1="26.097cm" svg:x2="8.696cm" svg:y2="25.736cm">
          <text:p/>
        </draw:line>
        <draw:frame draw:style-name="gr82" draw:text-style-name="P5" draw:layer="layout" svg:width="1.281cm" svg:height="0.725cm" svg:x="7.925cm" svg:y="26.012cm">
          <draw:text-box>
            <text:p text:style-name="P4"><text:span text:style-name="T3">4</text:span></text:p>
          </draw:text-box>
        </draw:frame>
        <draw:frame draw:style-name="gr90" draw:text-style-name="P5" draw:layer="layout" svg:width="0.786cm" svg:height="0.725cm" svg:x="7.009cm" svg:y="26.039cm">
          <draw:text-box>
            <text:p text:style-name="P4"><text:span text:style-name="T3">E</text:span></text:p>
          </draw:text-box>
        </draw:frame>
        <draw:frame draw:style-name="gr86" draw:text-style-name="P5" draw:layer="layout" svg:width="1.425cm" svg:height="0.725cm" svg:x="5.613cm" svg:y="26.039cm">
          <draw:text-box>
            <text:p text:style-name="P4"><text:span text:style-name="T3">cond</text:span></text:p>
          </draw:text-box>
        </draw:frame>
        <draw:line draw:style-name="gr80" draw:text-style-name="P3" draw:layer="layout" svg:x1="6.885cm" svg:y1="26.385cm" svg:x2="7.166cm" svg:y2="26.385cm">
          <text:p/>
        </draw:line>
        <draw:frame draw:style-name="gr90" draw:text-style-name="P5" draw:layer="layout" svg:width="0.786cm" svg:height="0.725cm" svg:x="6.867cm" svg:y="29.276cm">
          <draw:text-box>
            <text:p text:style-name="P4"><text:span text:style-name="T3">E</text:span></text:p>
          </draw:text-box>
        </draw:frame>
        <draw:frame draw:style-name="gr86" draw:text-style-name="P5" draw:layer="layout" svg:width="1.425cm" svg:height="0.725cm" svg:x="5.471cm" svg:y="29.276cm">
          <draw:text-box>
            <text:p text:style-name="P4"><text:span text:style-name="T3">cond</text:span></text:p>
          </draw:text-box>
        </draw:frame>
        <draw:line draw:style-name="gr80" draw:text-style-name="P3" draw:layer="layout" svg:x1="6.743cm" svg:y1="29.622cm" svg:x2="7.024cm" svg:y2="29.622cm">
          <text:p/>
        </draw:line>
        <draw:line draw:style-name="gr80" draw:text-style-name="P3" draw:layer="layout" svg:x1="9.909cm" svg:y1="28.075cm" svg:x2="9.91cm" svg:y2="29.161cm">
          <text:p/>
        </draw:line>
        <draw:line draw:style-name="gr80" draw:text-style-name="P3" draw:layer="layout" svg:x1="9.91cm" svg:y1="28.075cm" svg:x2="5.611cm" svg:y2="28.024cm">
          <text:p/>
        </draw:line>
        <draw:line draw:style-name="gr80" draw:text-style-name="P3" draw:layer="layout" svg:x1="7.039cm" svg:y1="29.161cm" svg:x2="5.228cm" svg:y2="29.161cm">
          <text:p/>
        </draw:line>
        <draw:line draw:style-name="gr80" draw:text-style-name="P3" draw:layer="layout" svg:x1="5.236cm" svg:y1="28.399cm" svg:x2="5.229cm" svg:y2="29.161cm">
          <text:p/>
        </draw:line>
        <draw:line draw:style-name="gr80" draw:text-style-name="P3" draw:layer="layout" svg:x1="6.536cm" svg:y1="23.514cm" svg:x2="7.098cm" svg:y2="23.514cm">
          <text:p/>
        </draw:line>
        <draw:rect draw:style-name="gr1" draw:text-style-name="P2" draw:layer="layout" svg:width="6.865cm" svg:height="1cm" svg:x="13.485cm" svg:y="21.537cm">
          <text:p text:style-name="P1"><text:span text:style-name="T1">TopComponent</text:span></text:p>
        </draw:rect>
        <draw:rect draw:style-name="gr2" draw:text-style-name="P3" draw:layer="layout" svg:width="6.865cm" svg:height="3.935cm" svg:x="13.485cm" svg:y="22.537cm">
          <text:p/>
        </draw:rect>
        <draw:rect draw:style-name="gr1" draw:text-style-name="P2" draw:layer="layout" svg:width="5.492cm" svg:height="1cm" svg:x="14.149cm" svg:y="23.133cm">
          <text:p text:style-name="P1"><text:span text:style-name="T1">sub : SubComponent</text:span></text:p>
        </draw:rect>
        <draw:rect draw:style-name="gr2" draw:text-style-name="P3" draw:layer="layout" svg:width="5.491cm" svg:height="1.817cm" svg:x="14.149cm" svg:y="24.133cm">
          <text:p/>
        </draw:rect>
        <draw:g>
          <draw:rect draw:style-name="gr3" draw:text-style-name="P3" draw:layer="layout" svg:width="0.5cm" svg:height="0.5cm" svg:x="13.916cm" svg:y="24.525cm">
            <text:p/>
          </draw:rect>
          <draw:frame draw:style-name="gr29" draw:text-style-name="P5" draw:layer="layout" svg:width="2.369cm" svg:height="0.725cm" svg:x="14.36cm" svg:y="24.375cm">
            <draw:text-box>
              <text:p text:style-name="P4"><text:span text:style-name="T3">condA</text:span></text:p>
            </draw:text-box>
          </draw:frame>
        </draw:g>
        <draw:g>
          <draw:rect draw:style-name="gr3" draw:text-style-name="P3" draw:layer="layout" svg:width="0.5cm" svg:height="0.5cm" svg:x="19.351cm" svg:y="24.542cm">
            <text:p/>
          </draw:rect>
          <draw:frame draw:style-name="gr4" draw:text-style-name="P5" draw:layer="layout" svg:width="2.246cm" svg:height="0.725cm" svg:x="17.191cm" svg:y="24.41cm">
            <draw:text-box>
              <text:p text:style-name="P4"><text:span text:style-name="T3">result</text:span></text:p>
            </draw:text-box>
          </draw:frame>
        </draw:g>
        <draw:g>
          <draw:rect draw:style-name="gr3" draw:text-style-name="P3" draw:layer="layout" svg:width="0.5cm" svg:height="0.5cm" svg:x="13.903cm" svg:y="25.176cm">
            <text:p/>
          </draw:rect>
          <draw:frame draw:style-name="gr29" draw:text-style-name="P5" draw:layer="layout" svg:width="2.369cm" svg:height="0.725cm" svg:x="14.347cm" svg:y="25.026cm">
            <draw:text-box>
              <text:p text:style-name="P4"><text:span text:style-name="T3">condB</text:span></text:p>
            </draw:text-box>
          </draw:frame>
        </draw:g>
        <draw:rect draw:style-name="gr1" draw:text-style-name="P2" draw:layer="layout" svg:width="9.721cm" svg:height="1cm" svg:x="12.159cm" svg:y="27.178cm">
          <text:p text:style-name="P1"><text:span text:style-name="T1">TopLevel</text:span></text:p>
        </draw:rect>
        <draw:rect draw:style-name="gr2" draw:text-style-name="P3" draw:layer="layout" svg:width="9.721cm" svg:height="3.935cm" svg:x="12.159cm" svg:y="28.178cm">
          <text:p/>
        </draw:rect>
        <draw:rect draw:style-name="gr1" draw:text-style-name="P2" draw:layer="layout" svg:width="5.492cm" svg:height="1cm" svg:x="13.365cm" svg:y="28.774cm">
          <text:p text:style-name="P1"><text:span text:style-name="T1">sub : SubComponent</text:span></text:p>
        </draw:rect>
        <draw:rect draw:style-name="gr2" draw:text-style-name="P3" draw:layer="layout" svg:width="5.491cm" svg:height="1.297cm" svg:x="13.365cm" svg:y="29.774cm">
          <text:p/>
        </draw:rect>
        <draw:g>
          <draw:rect draw:style-name="gr3" draw:text-style-name="P3" draw:layer="layout" svg:width="0.5cm" svg:height="0.5cm" svg:x="13.132cm" svg:y="30.166cm">
            <text:p/>
          </draw:rect>
          <draw:frame draw:style-name="gr29" draw:text-style-name="P5" draw:layer="layout" svg:width="2.369cm" svg:height="0.725cm" svg:x="13.576cm" svg:y="30.016cm">
            <draw:text-box>
              <text:p text:style-name="P4"><text:span text:style-name="T3">input</text:span></text:p>
            </draw:text-box>
          </draw:frame>
        </draw:g>
        <draw:g>
          <draw:rect draw:style-name="gr3" draw:text-style-name="P3" draw:layer="layout" svg:width="0.5cm" svg:height="0.5cm" svg:x="18.567cm" svg:y="30.183cm">
            <text:p/>
          </draw:rect>
          <draw:frame draw:style-name="gr4" draw:text-style-name="P5" draw:layer="layout" svg:width="2.246cm" svg:height="0.725cm" svg:x="16.407cm" svg:y="30.051cm">
            <draw:text-box>
              <text:p text:style-name="P4"><text:span text:style-name="T3">result</text:span></text:p>
            </draw:text-box>
          </draw:frame>
        </draw:g>
        <draw:g>
          <draw:rect draw:style-name="gr3" draw:text-style-name="P3" draw:layer="layout" svg:width="0.5cm" svg:height="0.5cm" svg:x="11.918cm" svg:y="30.182cm">
            <text:p/>
          </draw:rect>
          <draw:frame draw:style-name="gr4" draw:text-style-name="P5" draw:layer="layout" svg:width="2.246cm" svg:height="0.725cm" svg:x="9.758cm" svg:y="30.05cm">
            <draw:text-box>
              <text:p text:style-name="P4"><text:span text:style-name="T3">a</text:span></text:p>
            </draw:text-box>
          </draw:frame>
        </draw:g>
        <draw:g>
          <draw:rect draw:style-name="gr3" draw:text-style-name="P3" draw:layer="layout" svg:width="0.5cm" svg:height="0.5cm" svg:x="11.918cm" svg:y="31.308cm">
            <text:p/>
          </draw:rect>
          <draw:frame draw:style-name="gr4" draw:text-style-name="P5" draw:layer="layout" svg:width="2.246cm" svg:height="0.725cm" svg:x="9.758cm" svg:y="31.176cm">
            <draw:text-box>
              <text:p text:style-name="P4"><text:span text:style-name="T3">b</text:span></text:p>
            </draw:text-box>
          </draw:frame>
        </draw:g>
        <draw:line draw:style-name="gr80" draw:text-style-name="P3" draw:layer="layout" svg:x1="12.418cm" svg:y1="30.406cm" svg:x2="13.132cm" svg:y2="30.406cm">
          <text:p/>
        </draw:line>
        <draw:path draw:style-name="gr57" draw:text-style-name="P3" draw:layer="layout" svg:width="1.079cm" svg:height="1.03cm" svg:x="19.878cm" svg:y="30.731cm" svg:viewBox="0 0 1080 1031" svg:d="M540 0c270 0 540 257 540 515s-270 516-540 516c-180 0-360 0-540 0 99-169 213-214 213-516-10-303-134-327-213-515 180 0 360 0 540 0z">
          <text:p/>
        </draw:path>
        <draw:line draw:style-name="gr80" draw:text-style-name="P3" draw:layer="layout" svg:x1="12.418cm" svg:y1="31.564cm" svg:x2="20cm" svg:y2="31.549cm">
          <text:p/>
        </draw:line>
        <draw:line draw:style-name="gr80" draw:text-style-name="P3" draw:layer="layout" svg:x1="19.067cm" svg:y1="30.38cm" svg:x2="19.447cm" svg:y2="30.38cm">
          <text:p/>
        </draw:line>
        <draw:line draw:style-name="gr80" draw:text-style-name="P3" draw:layer="layout" svg:x1="19.447cm" svg:y1="30.958cm" svg:x2="19.447cm" svg:y2="30.38cm">
          <text:p/>
        </draw:line>
        <draw:line draw:style-name="gr80" draw:text-style-name="P3" draw:layer="layout" svg:x1="19.447cm" svg:y1="30.958cm" svg:x2="20cm" svg:y2="30.958cm">
          <text:p/>
        </draw:line>
        <draw:g>
          <draw:rect draw:style-name="gr3" draw:text-style-name="P3" draw:layer="layout" svg:width="0.5cm" svg:height="0.5cm" svg:x="21.608cm" svg:y="31.016cm">
            <text:p/>
          </draw:rect>
          <draw:frame draw:style-name="gr29" draw:text-style-name="P5" draw:layer="layout" svg:width="2.369cm" svg:height="0.725cm" svg:x="22.052cm" svg:y="30.866cm">
            <draw:text-box>
              <text:p text:style-name="P4"><text:span text:style-name="T3">result</text:span></text:p>
            </draw:text-box>
          </draw:frame>
        </draw:g>
        <draw:line draw:style-name="gr80" draw:text-style-name="P3" draw:layer="layout" svg:x1="21.608cm" svg:y1="31.229cm" svg:x2="21cm" svg:y2="31.229cm">
          <text:p/>
        </draw:line>
        <draw:g>
          <draw:rect draw:style-name="gr3" draw:text-style-name="P3" draw:layer="layout" svg:width="0.5cm" svg:height="0.5cm" svg:x="18.631cm" svg:y="35.198cm">
            <text:p/>
          </draw:rect>
          <draw:frame draw:style-name="gr29" draw:text-style-name="P5" draw:layer="layout" svg:width="2.369cm" svg:height="0.725cm" svg:x="19.075cm" svg:y="35.048cm">
            <draw:text-box>
              <text:p text:style-name="P4"><text:span text:style-name="T3">result</text:span></text:p>
            </draw:text-box>
          </draw:frame>
        </draw:g>
        <draw:g>
          <draw:rect draw:style-name="gr3" draw:text-style-name="P3" draw:layer="layout" svg:width="0.5cm" svg:height="0.5cm" svg:x="13.874cm" svg:y="34.873cm">
            <text:p/>
          </draw:rect>
          <draw:frame draw:style-name="gr4" draw:text-style-name="P5" draw:layer="layout" svg:width="2.246cm" svg:height="0.725cm" svg:x="11.714cm" svg:y="34.741cm">
            <draw:text-box>
              <text:p text:style-name="P4"><text:span text:style-name="T3">conds_0</text:span></text:p>
            </draw:text-box>
          </draw:frame>
        </draw:g>
        <draw:g>
          <draw:rect draw:style-name="gr3" draw:text-style-name="P3" draw:layer="layout" svg:width="0.5cm" svg:height="0.5cm" svg:x="13.874cm" svg:y="35.505cm">
            <text:p/>
          </draw:rect>
          <draw:frame draw:style-name="gr4" draw:text-style-name="P5" draw:layer="layout" svg:width="2.246cm" svg:height="0.725cm" svg:x="11.714cm" svg:y="35.373cm">
            <draw:text-box>
              <text:p text:style-name="P4"><text:span text:style-name="T3">conds_1</text:span></text:p>
            </draw:text-box>
          </draw:frame>
        </draw:g>
        <draw:line draw:style-name="gr80" draw:text-style-name="P3" draw:layer="layout" svg:x1="14.374cm" svg:y1="35.118cm" svg:x2="15.466cm" svg:y2="35.118cm">
          <text:p/>
        </draw:line>
        <draw:line draw:style-name="gr80" draw:text-style-name="P3" draw:layer="layout" svg:x1="14.374cm" svg:y1="35.752cm" svg:x2="15.466cm" svg:y2="35.752cm">
          <text:p/>
        </draw:line>
        <draw:line draw:style-name="gr80" draw:text-style-name="P3" draw:layer="layout" svg:x1="17.539cm" svg:y1="35.443cm" svg:x2="18.631cm" svg:y2="35.443cm">
          <text:p/>
        </draw:line>
        <draw:custom-shape draw:style-name="gr41" draw:text-style-name="P11" draw:layer="layout" svg:width="2.55cm" svg:height="1.7cm" svg:x="15.172cm" svg:y="34.6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1.085cm" svg:y="40.412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7.463cm" svg:y="40.217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0" draw:text-style-name="P3" draw:layer="layout" svg:x1="14.622cm" svg:y1="41.361cm" svg:x2="17.463cm" svg:y2="41.361cm">
          <text:p/>
        </draw:line>
        <draw:frame draw:style-name="gr91" draw:text-style-name="P5" draw:layer="layout" svg:width="3.072cm" svg:height="0.725cm" svg:x="14.55cm" svg:y="40.636cm">
          <draw:text-box>
            <text:p text:style-name="P4"><text:span text:style-name="T3">logicArea.flag</text:span></text:p>
          </draw:text-box>
        </draw:frame>
        <draw:rect draw:style-name="gr1" draw:text-style-name="P2" draw:layer="layout" svg:width="11.91cm" svg:height="1cm" svg:x="-2.81cm" svg:y="38.348cm">
          <text:p text:style-name="P1"><text:span text:style-name="T1">TopLevel</text:span></text:p>
        </draw:rect>
        <draw:rect draw:style-name="gr2" draw:text-style-name="P3" draw:layer="layout" svg:width="11.91cm" svg:height="3.935cm" svg:x="-2.81cm" svg:y="39.348cm">
          <text:p/>
        </draw:rect>
        <draw:custom-shape draw:style-name="gr32" draw:text-style-name="P19" draw:layer="layout" svg:width="3.537cm" svg:height="2.287cm" svg:x="-2.004cm" svg:y="40.365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4.374cm" svg:y="40.17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0" draw:text-style-name="P3" draw:layer="layout" svg:x1="1.533cm" svg:y1="41.314cm" svg:x2="4.374cm" svg:y2="41.314cm">
          <text:p/>
        </draw:line>
        <draw:frame draw:style-name="gr91" draw:text-style-name="P5" draw:layer="layout" svg:width="3.072cm" svg:height="0.725cm" svg:x="1.461cm" svg:y="40.589cm">
          <draw:text-box>
            <text:p text:style-name="P4"><text:span text:style-name="T3">logicArea.flag</text:span></text:p>
          </draw:text-box>
        </draw:frame>
        <draw:line draw:style-name="gr80" draw:text-style-name="P3" draw:layer="layout" svg:x1="23.961cm" svg:y1="39.22cm" svg:x2="23.962cm" svg:y2="42.139cm">
          <text:p/>
        </draw:line>
        <draw:frame draw:style-name="gr91" draw:text-style-name="P5" draw:layer="layout" svg:width="3.072cm" svg:height="0.725cm" svg:x="23.962cm" svg:y="40.55cm">
          <draw:text-box>
            <text:p text:style-name="P4"><text:span text:style-name="T3">logicArea.flag</text:span></text:p>
          </draw:text-box>
        </draw:frame>
        <draw:custom-shape draw:style-name="gr32" draw:text-style-name="P19" draw:layer="layout" svg:width="3.537cm" svg:height="2.287cm" svg:x="22.25cm" svg:y="37.8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2.207cm" svg:y="41.75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20.595cm" svg:y="7.15cm">
            <text:p/>
          </draw:rect>
          <draw:frame draw:style-name="gr29" draw:text-style-name="P5" draw:layer="layout" svg:width="2.369cm" svg:height="0.725cm" svg:x="21.039cm" svg:y="7cm">
            <draw:text-box>
              <text:p text:style-name="P4"><text:span text:style-name="T3">result</text:span></text:p>
            </draw:text-box>
          </draw:frame>
        </draw:g>
        <draw:g>
          <draw:rect draw:style-name="gr3" draw:text-style-name="P3" draw:layer="layout" svg:width="0.5cm" svg:height="0.5cm" svg:x="16.812cm" svg:y="4.826cm">
            <text:p/>
          </draw:rect>
          <draw:frame draw:style-name="gr4" draw:text-style-name="P5" draw:layer="layout" svg:width="2.246cm" svg:height="0.725cm" svg:x="14.652cm" svg:y="4.694cm">
            <draw:text-box>
              <text:p text:style-name="P4"><text:span text:style-name="T3">sel</text:span></text:p>
            </draw:text-box>
          </draw:frame>
        </draw:g>
        <draw:g>
          <draw:rect draw:style-name="gr3" draw:text-style-name="P3" draw:layer="layout" svg:width="0.5cm" svg:height="0.5cm" svg:x="16.812cm" svg:y="6.158cm">
            <text:p/>
          </draw:rect>
          <draw:frame draw:style-name="gr92" draw:text-style-name="P5" draw:layer="layout" svg:width="2.462cm" svg:height="0.725cm" svg:x="14.436cm" svg:y="6.026cm">
            <draw:text-box>
              <text:p text:style-name="P4"><text:span text:style-name="T3">sources_0</text:span></text:p>
            </draw:text-box>
          </draw:frame>
        </draw:g>
        <draw:line draw:style-name="gr80" draw:text-style-name="P3" draw:layer="layout" svg:x1="17.312cm" svg:y1="5.071cm" svg:x2="18.992cm" svg:y2="5.071cm">
          <text:p/>
        </draw:line>
        <draw:line draw:style-name="gr80" draw:text-style-name="P3" draw:layer="layout" svg:x1="17.312cm" svg:y1="6.405cm" svg:x2="18.404cm" svg:y2="6.405cm">
          <text:p/>
        </draw:line>
        <draw:line draw:style-name="gr80" draw:text-style-name="P3" draw:layer="layout" svg:x1="19.503cm" svg:y1="7.395cm" svg:x2="20.595cm" svg:y2="7.395cm">
          <text:p/>
        </draw:line>
        <draw:g>
          <draw:rect draw:style-name="gr3" draw:text-style-name="P3" draw:layer="layout" svg:width="0.5cm" svg:height="0.5cm" svg:x="16.812cm" svg:y="6.883cm">
            <text:p/>
          </draw:rect>
          <draw:frame draw:style-name="gr92" draw:text-style-name="P5" draw:layer="layout" svg:width="2.462cm" svg:height="0.725cm" svg:x="14.436cm" svg:y="6.751cm">
            <draw:text-box>
              <text:p text:style-name="P4"><text:span text:style-name="T3">sources_1</text:span></text:p>
            </draw:text-box>
          </draw:frame>
        </draw:g>
        <draw:line draw:style-name="gr80" draw:text-style-name="P3" draw:layer="layout" svg:x1="17.312cm" svg:y1="7.13cm" svg:x2="18.404cm" svg:y2="7.13cm">
          <text:p/>
        </draw:line>
        <draw:g>
          <draw:rect draw:style-name="gr3" draw:text-style-name="P3" draw:layer="layout" svg:width="0.5cm" svg:height="0.5cm" svg:x="16.798cm" svg:y="8.358cm">
            <text:p/>
          </draw:rect>
          <draw:frame draw:style-name="gr93" draw:text-style-name="P5" draw:layer="layout" svg:width="2.53cm" svg:height="0.725cm" svg:x="14.354cm" svg:y="8.226cm">
            <draw:text-box>
              <text:p text:style-name="P4"><text:span text:style-name="T3">sources_N</text:span></text:p>
            </draw:text-box>
          </draw:frame>
        </draw:g>
        <draw:line draw:style-name="gr80" draw:text-style-name="P3" draw:layer="layout" svg:x1="17.298cm" svg:y1="8.605cm" svg:x2="18.39cm" svg:y2="8.605cm">
          <text:p/>
        </draw:line>
        <draw:path draw:style-name="gr74" draw:text-style-name="P13" draw:layer="layout" svg:width="0.199cm" svg:height="0.199cm" svg:x="16.95cm" svg:y="7.576cm" svg:viewBox="0 0 200 200" svg:d="M100 0c57 0 100 43 100 100s-43 100-100 100-100-43-100-100 43-100 100-100z">
          <text:p/>
        </draw:path>
        <draw:path draw:style-name="gr74" draw:text-style-name="P13" draw:layer="layout" svg:width="0.199cm" svg:height="0.199cm" svg:x="16.95cm" svg:y="7.976cm" svg:viewBox="0 0 200 200" svg:d="M100 0c57 0 100 43 100 100s-43 100-100 100-100-43-100-100 43-100 100-100z">
          <text:p/>
        </draw:path>
        <draw:custom-shape draw:style-name="gr94" draw:text-style-name="P3" draw:layer="layout" svg:width="3.2cm" svg:height="1.099cm" draw:transform="rotate (1.5707963267946) translate (18.404cm 8.9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0" draw:text-style-name="P3" draw:layer="layout" svg:x1="18.992cm" svg:y1="6.19cm" svg:x2="18.992cm" svg:y2="5.071cm">
          <text:p/>
        </draw:line>
        <draw:g>
          <draw:rect draw:style-name="gr3" draw:text-style-name="P3" draw:layer="layout" svg:width="0.5cm" svg:height="0.5cm" svg:x="17.49cm" svg:y="10.303cm">
            <text:p/>
          </draw:rect>
          <draw:frame draw:style-name="gr92" draw:text-style-name="P5" draw:layer="layout" svg:width="2.462cm" svg:height="0.725cm" svg:x="15.114cm" svg:y="10.171cm">
            <draw:text-box>
              <text:p text:style-name="P4"><text:span text:style-name="T3">sources_0</text:span></text:p>
            </draw:text-box>
          </draw:frame>
        </draw:g>
        <draw:line draw:style-name="gr80" draw:text-style-name="P3" draw:layer="layout" svg:x1="21.376cm" svg:y1="13.513cm" svg:x2="21.768cm" svg:y2="13.514cm">
          <text:p/>
        </draw:line>
        <draw:g>
          <draw:rect draw:style-name="gr3" draw:text-style-name="P3" draw:layer="layout" svg:width="0.5cm" svg:height="0.5cm" svg:x="17.49cm" svg:y="11.753cm">
            <text:p/>
          </draw:rect>
          <draw:frame draw:style-name="gr92" draw:text-style-name="P5" draw:layer="layout" svg:width="2.462cm" svg:height="0.725cm" svg:x="15.114cm" svg:y="11.621cm">
            <draw:text-box>
              <text:p text:style-name="P4"><text:span text:style-name="T3">sources_2</text:span></text:p>
            </draw:text-box>
          </draw:frame>
        </draw:g>
        <draw:line draw:style-name="gr80" draw:text-style-name="P3" draw:layer="layout" svg:x1="17.99cm" svg:y1="12cm" svg:x2="19.132cm" svg:y2="12cm">
          <text:p/>
        </draw:line>
        <draw:g>
          <draw:rect draw:style-name="gr3" draw:text-style-name="P3" draw:layer="layout" svg:width="0.5cm" svg:height="0.5cm" svg:x="17.476cm" svg:y="13.228cm">
            <text:p/>
          </draw:rect>
          <draw:frame draw:style-name="gr93" draw:text-style-name="P5" draw:layer="layout" svg:width="2.53cm" svg:height="0.725cm" svg:x="15.032cm" svg:y="13.096cm">
            <draw:text-box>
              <text:p text:style-name="P4"><text:span text:style-name="T3">sources_N</text:span></text:p>
            </draw:text-box>
          </draw:frame>
        </draw:g>
        <draw:path draw:style-name="gr74" draw:text-style-name="P13" draw:layer="layout" svg:width="0.199cm" svg:height="0.199cm" svg:x="17.628cm" svg:y="12.446cm" svg:viewBox="0 0 200 200" svg:d="M100 0c57 0 100 43 100 100s-43 100-100 100-100-43-100-100 43-100 100-100z">
          <text:p/>
        </draw:path>
        <draw:path draw:style-name="gr74" draw:text-style-name="P13" draw:layer="layout" svg:width="0.199cm" svg:height="0.199cm" svg:x="17.628cm" svg:y="12.846cm" svg:viewBox="0 0 200 200" svg:d="M100 0c57 0 100 43 100 100s-43 100-100 100-100-43-100-100 43-100 100-100z">
          <text:p/>
        </draw:path>
        <draw:g>
          <draw:rect draw:style-name="gr3" draw:text-style-name="P3" draw:layer="layout" svg:width="0.5cm" svg:height="0.5cm" svg:x="21.768cm" svg:y="13.269cm">
            <text:p/>
          </draw:rect>
          <draw:frame draw:style-name="gr29" draw:text-style-name="P5" draw:layer="layout" svg:width="2.369cm" svg:height="0.725cm" svg:x="22.212cm" svg:y="13.119cm">
            <draw:text-box>
              <text:p text:style-name="P4"><text:span text:style-name="T3">result</text:span></text:p>
            </draw:text-box>
          </draw:frame>
        </draw:g>
        <draw:g>
          <draw:rect draw:style-name="gr3" draw:text-style-name="P3" draw:layer="layout" svg:width="0.5cm" svg:height="0.5cm" svg:x="17.49cm" svg:y="10.304cm">
            <text:p/>
          </draw:rect>
          <draw:frame draw:style-name="gr92" draw:text-style-name="P5" draw:layer="layout" svg:width="2.462cm" svg:height="0.725cm" svg:x="15.114cm" svg:y="10.172cm">
            <draw:text-box>
              <text:p text:style-name="P4"><text:span text:style-name="T3">sources_0</text:span></text:p>
            </draw:text-box>
          </draw:frame>
        </draw:g>
        <draw:line draw:style-name="gr80" draw:text-style-name="P3" draw:layer="layout" svg:x1="17.99cm" svg:y1="10.542cm" svg:x2="18.742cm" svg:y2="10.533cm">
          <text:p/>
        </draw:line>
        <draw:line draw:style-name="gr80" draw:text-style-name="P3" draw:layer="layout" svg:x1="21.376cm" svg:y1="13.514cm" svg:x2="21.768cm" svg:y2="13.513cm">
          <text:p/>
        </draw:line>
        <draw:g>
          <draw:rect draw:style-name="gr3" draw:text-style-name="P3" draw:layer="layout" svg:width="0.5cm" svg:height="0.5cm" svg:x="17.476cm" svg:y="13.229cm">
            <text:p/>
          </draw:rect>
          <draw:frame draw:style-name="gr93" draw:text-style-name="P5" draw:layer="layout" svg:width="2.53cm" svg:height="0.725cm" svg:x="15.032cm" svg:y="13.097cm">
            <draw:text-box>
              <text:p text:style-name="P4"><text:span text:style-name="T3">sources_N</text:span></text:p>
            </draw:text-box>
          </draw:frame>
        </draw:g>
        <draw:line draw:style-name="gr80" draw:text-style-name="P3" draw:layer="layout" svg:x1="17.976cm" svg:y1="13.476cm" svg:x2="20.603cm" svg:y2="13.476cm">
          <text:p/>
        </draw:line>
        <draw:path draw:style-name="gr74" draw:text-style-name="P13" draw:layer="layout" svg:width="0.199cm" svg:height="0.199cm" svg:x="17.628cm" svg:y="12.447cm" svg:viewBox="0 0 200 200" svg:d="M100 0c57 0 100 43 100 100s-43 100-100 100-100-43-100-100 43-100 100-100z">
          <text:p/>
        </draw:path>
        <draw:path draw:style-name="gr74" draw:text-style-name="P13" draw:layer="layout" svg:width="0.199cm" svg:height="0.199cm" svg:x="17.628cm" svg:y="12.847cm" svg:viewBox="0 0 200 200" svg:d="M100 0c57 0 100 43 100 100s-43 100-100 100-100-43-100-100 43-100 100-100z">
          <text:p/>
        </draw:path>
        <draw:path draw:style-name="gr88" draw:text-style-name="P13" draw:layer="layout" svg:width="0.749cm" svg:height="0.749cm" svg:x="18.382cm" svg:y="10.9cm" svg:viewBox="0 0 750 750" svg:d="M375 0c213 0 375 162 375 375s-162 375-375 375-375-162-375-375 162-375 375-375z">
          <text:p text:style-name="P13">+</text:p>
        </draw:path>
        <draw:line draw:style-name="gr80" draw:text-style-name="P3" draw:layer="layout" svg:x1="18.757cm" svg:y1="10.9cm" svg:x2="18.742cm" svg:y2="10.533cm">
          <text:p/>
        </draw:line>
        <draw:g>
          <draw:rect draw:style-name="gr3" draw:text-style-name="P3" draw:layer="layout" svg:width="0.5cm" svg:height="0.5cm" svg:x="17.484cm" svg:y="11.027cm">
            <text:p/>
          </draw:rect>
          <draw:frame draw:style-name="gr92" draw:text-style-name="P5" draw:layer="layout" svg:width="2.462cm" svg:height="0.725cm" svg:x="15.108cm" svg:y="10.895cm">
            <draw:text-box>
              <text:p text:style-name="P4"><text:span text:style-name="T3">sources_1</text:span></text:p>
            </draw:text-box>
          </draw:frame>
        </draw:g>
        <draw:line draw:style-name="gr80" draw:text-style-name="P3" draw:layer="layout" svg:x1="17.984cm" svg:y1="11.274cm" svg:x2="18.376cm" svg:y2="11.274cm">
          <text:p/>
        </draw:line>
        <draw:path draw:style-name="gr88" draw:text-style-name="P13" draw:layer="layout" svg:width="0.749cm" svg:height="0.749cm" svg:x="19.132cm" svg:y="11.65cm" svg:viewBox="0 0 750 750" svg:d="M375 0c213 0 375 162 375 375s-162 375-375 375-375-162-375-375 162-375 375-375z">
          <text:p text:style-name="P13">+</text:p>
        </draw:path>
        <draw:line draw:style-name="gr80" draw:text-style-name="P3" draw:layer="layout" svg:x1="19.132cm" svg:y1="11.275cm" svg:x2="19.499cm" svg:y2="11.275cm">
          <text:p/>
        </draw:line>
        <draw:line draw:style-name="gr80" draw:text-style-name="P3" draw:layer="layout" svg:x1="19.507cm" svg:y1="11.65cm" svg:x2="19.5cm" svg:y2="11.275cm">
          <text:p/>
        </draw:line>
        <draw:path draw:style-name="gr88" draw:text-style-name="P13" draw:layer="layout" svg:width="0.749cm" svg:height="0.749cm" svg:x="20.603cm" svg:y="13.136cm" svg:viewBox="0 0 750 750" svg:d="M375 0c213 0 375 162 375 375s-162 375-375 375-375-162-375-375 162-375 375-375z">
          <text:p text:style-name="P13">+</text:p>
        </draw:path>
        <draw:line draw:style-name="gr80" draw:text-style-name="P3" draw:layer="layout" svg:x1="19.92cm" svg:y1="12.024cm" svg:x2="20.287cm" svg:y2="12.024cm">
          <text:p/>
        </draw:line>
        <draw:line draw:style-name="gr80" draw:text-style-name="P3" draw:layer="layout" svg:x1="20.295cm" svg:y1="12.399cm" svg:x2="20.288cm" svg:y2="12.024cm">
          <text:p/>
        </draw:line>
        <draw:line draw:style-name="gr80" draw:text-style-name="P3" draw:layer="layout" svg:x1="20.586cm" svg:y1="12.759cm" svg:x2="20.953cm" svg:y2="12.759cm">
          <text:p/>
        </draw:line>
        <draw:line draw:style-name="gr80" draw:text-style-name="P3" draw:layer="layout" svg:x1="20.961cm" svg:y1="13.134cm" svg:x2="20.954cm" svg:y2="12.759cm">
          <text:p/>
        </draw:line>
        <draw:path draw:style-name="gr74" draw:text-style-name="P13" draw:layer="layout" svg:width="0.199cm" svg:height="0.199cm" svg:x="19.828cm" svg:y="12.447cm" svg:viewBox="0 0 200 200" svg:d="M100 0c57 0 100 43 100 100s-43 100-100 100-100-43-100-100 43-100 100-100z">
          <text:p/>
        </draw:path>
        <draw:path draw:style-name="gr74" draw:text-style-name="P13" draw:layer="layout" svg:width="0.199cm" svg:height="0.199cm" svg:x="20.228cm" svg:y="12.847cm" svg:viewBox="0 0 200 200" svg:d="M100 0c57 0 100 43 100 100s-43 100-100 100-100-43-100-100 43-100 100-100z">
          <text:p/>
        </draw:path>
        <draw:g xml:id="id79" draw:id="id79">
          <draw:rect draw:style-name="gr3" draw:text-style-name="P3" draw:layer="layout" svg:width="0.5cm" svg:height="0.436cm" svg:x="2.811cm" svg:y="-7.391cm">
            <text:p/>
          </draw:rect>
          <draw:frame draw:style-name="gr4" draw:text-style-name="P5" draw:layer="layout" svg:width="2.246cm" svg:height="0.725cm" svg:x="0.651cm" svg:y="-7.552cm">
            <draw:text-box>
              <text:p text:style-name="P4"><text:span text:style-name="T3">valid</text:span></text:p>
            </draw:text-box>
          </draw:frame>
        </draw:g>
        <draw:g xml:id="id77" draw:id="id77">
          <draw:rect draw:style-name="gr3" draw:text-style-name="P3" draw:layer="layout" svg:width="0.5cm" svg:height="0.5cm" svg:x="2.811cm" svg:y="-5.971cm">
            <text:p/>
          </draw:rect>
          <draw:frame draw:style-name="gr4" draw:text-style-name="P5" draw:layer="layout" svg:width="2.246cm" svg:height="0.725cm" svg:x="0.651cm" svg:y="-6.103cm">
            <draw:text-box>
              <text:p text:style-name="P4"><text:span text:style-name="T3">payload</text:span></text:p>
            </draw:text-box>
          </draw:frame>
        </draw:g>
        <draw:g xml:id="id76" draw:id="id76">
          <draw:rect draw:style-name="gr17" draw:text-style-name="P3" draw:layer="layout" svg:width="0.5cm" svg:height="0.5cm" svg:x="4.911cm" svg:y="-6.696cm">
            <text:p/>
          </draw:rect>
          <draw:frame draw:style-name="gr29" draw:text-style-name="P5" draw:layer="layout" svg:width="2.369cm" svg:height="0.725cm" svg:x="5.355cm" svg:y="-6.828cm">
            <draw:text-box>
              <text:p text:style-name="P4"><text:span text:style-name="T3">ready</text:span></text:p>
            </draw:text-box>
          </draw:frame>
        </draw:g>
        <draw:g xml:id="id75" draw:id="id75">
          <draw:rect draw:style-name="gr17" draw:text-style-name="P3" draw:layer="layout" svg:width="0.5cm" svg:height="0.5cm" svg:x="2.811cm" svg:y="-6.701cm">
            <text:p/>
          </draw:rect>
          <draw:frame draw:style-name="gr4" draw:text-style-name="P5" draw:layer="layout" svg:width="2.246cm" svg:height="0.725cm" svg:x="0.651cm" svg:y="-6.833cm">
            <draw:text-box>
              <text:p text:style-name="P4"><text:span text:style-name="T3">ready</text:span></text:p>
            </draw:text-box>
          </draw:frame>
        </draw:g>
        <draw:g xml:id="id78" draw:id="id78">
          <draw:rect draw:style-name="gr3" draw:text-style-name="P3" draw:layer="layout" svg:width="0.5cm" svg:height="0.5cm" svg:x="4.91cm" svg:y="-5.966cm">
            <text:p/>
          </draw:rect>
          <draw:frame draw:style-name="gr29" draw:text-style-name="P5" draw:layer="layout" svg:width="2.369cm" svg:height="0.725cm" svg:x="5.354cm" svg:y="-6.098cm">
            <draw:text-box>
              <text:p text:style-name="P4"><text:span text:style-name="T3">payload</text:span></text:p>
            </draw:text-box>
          </draw:frame>
        </draw:g>
        <draw:g xml:id="id80" draw:id="id80">
          <draw:rect draw:style-name="gr3" draw:text-style-name="P3" draw:layer="layout" svg:width="0.5cm" svg:height="0.5cm" svg:x="4.902cm" svg:y="-7.426cm">
            <text:p/>
          </draw:rect>
          <draw:frame draw:style-name="gr29" draw:text-style-name="P5" draw:layer="layout" svg:width="2.369cm" svg:height="0.725cm" svg:x="5.346cm" svg:y="-7.558cm">
            <draw:text-box>
              <text:p text:style-name="P4"><text:span text:style-name="T3">valid</text:span></text:p>
            </draw:text-box>
          </draw:frame>
        </draw:g>
        <draw:connector draw:style-name="gr8" draw:text-style-name="P3" draw:layer="layout" svg:x1="3.311cm" svg:y1="-6.471cm" svg:x2="4.911cm" svg:y2="-6.466cm" draw:start-shape="id75" draw:start-glue-point="1" draw:end-shape="id76" draw:end-glue-point="3" svg:d="M3311-6471h800v5h800">
          <text:p/>
        </draw:connector>
        <draw:connector draw:style-name="gr8" draw:text-style-name="P3" draw:layer="layout" svg:x1="3.311cm" svg:y1="-5.741cm" svg:x2="4.91cm" svg:y2="-5.736cm" draw:start-shape="id77" draw:start-glue-point="1" draw:end-shape="id78" draw:end-glue-point="3" svg:d="M3311-5741h800v5h799">
          <text:p/>
        </draw:connector>
        <draw:connector draw:style-name="gr8" draw:text-style-name="P3" draw:layer="layout" svg:x1="3.311cm" svg:y1="-7.19cm" svg:x2="4.902cm" svg:y2="-7.196cm" draw:start-shape="id79" draw:start-glue-point="1" draw:end-shape="id80" draw:end-glue-point="3" svg:d="M3311-7190h796v-6h795">
          <text:p/>
        </draw:connector>
        <draw:frame draw:style-name="gr53" draw:layer="layout" svg:width="2.441cm" svg:height="0.963cm" svg:x="1.865cm" svg:y="-8.633cm">
          <draw:text-box>
            <text:p>Master</text:p>
          </draw:text-box>
        </draw:frame>
        <draw:frame draw:style-name="gr44" draw:layer="layout" svg:width="3.918cm" svg:height="0.963cm" svg:x="4.153cm" svg:y="-8.587cm">
          <draw:text-box>
            <text:p>Slave</text:p>
          </draw:text-box>
        </draw:frame>
        <draw:g xml:id="id83" draw:id="id83">
          <draw:rect draw:style-name="gr3" draw:text-style-name="P3" draw:layer="layout" svg:width="0.5cm" svg:height="0.436cm" svg:x="2.811cm" svg:y="-11.459cm">
            <text:p/>
          </draw:rect>
          <draw:frame draw:style-name="gr4" draw:text-style-name="P5" draw:layer="layout" svg:width="2.246cm" svg:height="0.725cm" svg:x="0.651cm" svg:y="-11.62cm">
            <draw:text-box>
              <text:p text:style-name="P4"><text:span text:style-name="T3">valid</text:span></text:p>
            </draw:text-box>
          </draw:frame>
        </draw:g>
        <draw:g xml:id="id81" draw:id="id81">
          <draw:rect draw:style-name="gr3" draw:text-style-name="P3" draw:layer="layout" svg:width="0.5cm" svg:height="0.5cm" svg:x="2.811cm" svg:y="-10.739cm">
            <text:p/>
          </draw:rect>
          <draw:frame draw:style-name="gr4" draw:text-style-name="P5" draw:layer="layout" svg:width="2.246cm" svg:height="0.725cm" svg:x="0.651cm" svg:y="-10.871cm">
            <draw:text-box>
              <text:p text:style-name="P4"><text:span text:style-name="T3">payload</text:span></text:p>
            </draw:text-box>
          </draw:frame>
        </draw:g>
        <draw:g xml:id="id82" draw:id="id82">
          <draw:rect draw:style-name="gr3" draw:text-style-name="P3" draw:layer="layout" svg:width="0.5cm" svg:height="0.5cm" svg:x="4.91cm" svg:y="-10.734cm">
            <text:p/>
          </draw:rect>
          <draw:frame draw:style-name="gr29" draw:text-style-name="P5" draw:layer="layout" svg:width="2.369cm" svg:height="0.725cm" svg:x="5.354cm" svg:y="-10.866cm">
            <draw:text-box>
              <text:p text:style-name="P4"><text:span text:style-name="T3">payload</text:span></text:p>
            </draw:text-box>
          </draw:frame>
        </draw:g>
        <draw:g xml:id="id84" draw:id="id84">
          <draw:rect draw:style-name="gr3" draw:text-style-name="P3" draw:layer="layout" svg:width="0.5cm" svg:height="0.5cm" svg:x="4.902cm" svg:y="-11.494cm">
            <text:p/>
          </draw:rect>
          <draw:frame draw:style-name="gr29" draw:text-style-name="P5" draw:layer="layout" svg:width="2.369cm" svg:height="0.725cm" svg:x="5.346cm" svg:y="-11.626cm">
            <draw:text-box>
              <text:p text:style-name="P4"><text:span text:style-name="T3">valid</text:span></text:p>
            </draw:text-box>
          </draw:frame>
        </draw:g>
        <draw:connector draw:style-name="gr8" draw:text-style-name="P3" draw:layer="layout" svg:x1="3.311cm" svg:y1="-10.509cm" svg:x2="4.91cm" svg:y2="-10.504cm" draw:start-shape="id81" draw:start-glue-point="1" draw:end-shape="id82" draw:end-glue-point="3" svg:d="M3311-10509h800v5h799">
          <text:p/>
        </draw:connector>
        <draw:connector draw:style-name="gr8" draw:text-style-name="P3" draw:layer="layout" svg:x1="3.311cm" svg:y1="-11.258cm" svg:x2="4.902cm" svg:y2="-11.264cm" draw:start-shape="id83" draw:start-glue-point="1" draw:end-shape="id84" draw:end-glue-point="3" svg:d="M3311-11258h796v-6h795">
          <text:p/>
        </draw:connector>
        <draw:frame draw:style-name="gr53" draw:layer="layout" svg:width="2.441cm" svg:height="0.963cm" svg:x="1.865cm" svg:y="-12.701cm">
          <draw:text-box>
            <text:p>Master</text:p>
          </draw:text-box>
        </draw:frame>
        <draw:frame draw:style-name="gr44" draw:layer="layout" svg:width="3.918cm" svg:height="0.963cm" svg:x="4.153cm" svg:y="-12.655cm">
          <draw:text-box>
            <text:p>Slave</text:p>
          </draw:text-box>
        </draw:frame>
        <draw:rect draw:style-name="gr1" draw:text-style-name="P2" draw:layer="layout" svg:width="5cm" svg:height="1cm" svg:x="24.246cm" svg:y="20.75cm">
          <text:p text:style-name="P1"><text:span text:style-name="T1">Fifo</text:span></text:p>
        </draw:rect>
        <draw:rect draw:style-name="gr2" draw:text-style-name="P3" draw:layer="layout" svg:width="5cm" svg:height="1.233cm" svg:x="24.246cm" svg:y="21.767cm">
          <text:p/>
        </draw:rect>
        <draw:g>
          <draw:rect draw:style-name="gr3" draw:text-style-name="P3" draw:layer="layout" svg:width="0.5cm" svg:height="0.5cm" svg:x="24.025cm" svg:y="22.157cm">
            <text:p/>
          </draw:rect>
          <draw:frame draw:style-name="gr5" draw:text-style-name="P5" draw:layer="layout" svg:width="2.471cm" svg:height="0.725cm" svg:x="24.525cm" svg:y="22.025cm">
            <draw:text-box>
              <text:p text:style-name="P4"><text:span text:style-name="T3">push</text:span></text:p>
            </draw:text-box>
          </draw:frame>
        </draw:g>
        <draw:g>
          <draw:rect draw:style-name="gr3" draw:text-style-name="P3" draw:layer="layout" svg:width="0.5cm" svg:height="0.5cm" svg:x="29.006cm" svg:y="22.157cm">
            <text:p/>
          </draw:rect>
          <draw:frame draw:style-name="gr4" draw:text-style-name="P5" draw:layer="layout" svg:width="2.246cm" svg:height="0.725cm" svg:x="26.846cm" svg:y="22.025cm">
            <draw:text-box>
              <text:p text:style-name="P4"><text:span text:style-name="T3">pop</text:span></text:p>
            </draw:text-box>
          </draw:frame>
        </draw:g>
        <draw:rect draw:style-name="gr1" draw:text-style-name="P2" draw:layer="layout" svg:width="5cm" svg:height="1cm" svg:x="24.265cm" svg:y="23.75cm">
          <text:p text:style-name="P1"><text:span text:style-name="T1">Arbiter</text:span></text:p>
        </draw:rect>
        <draw:rect draw:style-name="gr2" draw:text-style-name="P3" draw:layer="layout" svg:width="5cm" svg:height="3.25cm" svg:x="24.265cm" svg:y="24.75cm">
          <text:p/>
        </draw:rect>
        <draw:g>
          <draw:rect draw:style-name="gr3" draw:text-style-name="P3" draw:layer="layout" svg:width="0.5cm" svg:height="0.5cm" svg:x="24.031cm" svg:y="25.317cm">
            <text:p/>
          </draw:rect>
          <draw:frame draw:style-name="gr5" draw:text-style-name="P5" draw:layer="layout" svg:width="2.471cm" svg:height="0.725cm" svg:x="24.531cm" svg:y="25.185cm">
            <draw:text-box>
              <text:p text:style-name="P4"><text:span text:style-name="T3">sources_0</text:span></text:p>
            </draw:text-box>
          </draw:frame>
        </draw:g>
        <draw:g>
          <draw:rect draw:style-name="gr3" draw:text-style-name="P3" draw:layer="layout" svg:width="0.5cm" svg:height="0.5cm" svg:x="29.025cm" svg:y="25.257cm">
            <text:p/>
          </draw:rect>
          <draw:frame draw:style-name="gr4" draw:text-style-name="P5" draw:layer="layout" svg:width="2.246cm" svg:height="0.725cm" svg:x="26.865cm" svg:y="25.125cm">
            <draw:text-box>
              <text:p text:style-name="P4"><text:span text:style-name="T3">sink</text:span></text:p>
            </draw:text-box>
          </draw:frame>
        </draw:g>
        <draw:g>
          <draw:rect draw:style-name="gr3" draw:text-style-name="P3" draw:layer="layout" svg:width="0.5cm" svg:height="0.5cm" svg:x="24.031cm" svg:y="25.907cm">
            <text:p/>
          </draw:rect>
          <draw:frame draw:style-name="gr5" draw:text-style-name="P5" draw:layer="layout" svg:width="2.471cm" svg:height="0.725cm" svg:x="24.531cm" svg:y="25.775cm">
            <draw:text-box>
              <text:p text:style-name="P4"><text:span text:style-name="T3">sources_1</text:span></text:p>
            </draw:text-box>
          </draw:frame>
        </draw:g>
        <draw:g>
          <draw:rect draw:style-name="gr3" draw:text-style-name="P3" draw:layer="layout" svg:width="0.5cm" svg:height="0.5cm" svg:x="24.031cm" svg:y="27.157cm">
            <text:p/>
          </draw:rect>
          <draw:frame draw:style-name="gr95" draw:text-style-name="P5" draw:layer="layout" svg:width="2.53cm" svg:height="0.725cm" svg:x="24.531cm" svg:y="27.025cm">
            <draw:text-box>
              <text:p text:style-name="P4"><text:span text:style-name="T3">sources_N</text:span></text:p>
            </draw:text-box>
          </draw:frame>
        </draw:g>
        <draw:g>
          <draw:rect draw:style-name="gr3" draw:text-style-name="P3" draw:layer="layout" svg:width="0.5cm" svg:height="0.5cm" svg:x="25.958cm" svg:y="15.581cm">
            <text:p/>
          </draw:rect>
          <draw:frame draw:style-name="gr92" draw:text-style-name="P5" draw:layer="layout" svg:width="2.462cm" svg:height="0.725cm" svg:x="23.582cm" svg:y="15.449cm">
            <draw:text-box>
              <text:p text:style-name="P4"><text:span text:style-name="T3">sources_0</text:span></text:p>
            </draw:text-box>
          </draw:frame>
        </draw:g>
        <draw:g>
          <draw:rect draw:style-name="gr3" draw:text-style-name="P3" draw:layer="layout" svg:width="0.5cm" svg:height="0.5cm" svg:x="25.958cm" svg:y="16.306cm">
            <text:p/>
          </draw:rect>
          <draw:frame draw:style-name="gr92" draw:text-style-name="P5" draw:layer="layout" svg:width="2.462cm" svg:height="0.725cm" svg:x="23.582cm" svg:y="16.174cm">
            <draw:text-box>
              <text:p text:style-name="P4"><text:span text:style-name="T3">sources_1</text:span></text:p>
            </draw:text-box>
          </draw:frame>
        </draw:g>
        <draw:g>
          <draw:rect draw:style-name="gr3" draw:text-style-name="P3" draw:layer="layout" svg:width="0.5cm" svg:height="0.5cm" svg:x="25.944cm" svg:y="17.781cm">
            <text:p/>
          </draw:rect>
          <draw:frame draw:style-name="gr93" draw:text-style-name="P5" draw:layer="layout" svg:width="2.53cm" svg:height="0.725cm" svg:x="23.5cm" svg:y="17.649cm">
            <draw:text-box>
              <text:p text:style-name="P4"><text:span text:style-name="T3">sources_N</text:span></text:p>
            </draw:text-box>
          </draw:frame>
        </draw:g>
        <draw:path draw:style-name="gr74" draw:text-style-name="P13" draw:layer="layout" svg:width="0.199cm" svg:height="0.199cm" svg:x="26.096cm" svg:y="16.999cm" svg:viewBox="0 0 200 200" svg:d="M100 0c57 0 100 43 100 100s-43 100-100 100-100-43-100-100 43-100 100-100z">
          <text:p/>
        </draw:path>
        <draw:path draw:style-name="gr74" draw:text-style-name="P13" draw:layer="layout" svg:width="0.199cm" svg:height="0.199cm" svg:x="26.096cm" svg:y="17.399cm" svg:viewBox="0 0 200 200" svg:d="M100 0c57 0 100 43 100 100s-43 100-100 100-100-43-100-100 43-100 100-100z">
          <text:p/>
        </draw:path>
        <draw:path draw:style-name="gr74" draw:text-style-name="P13" draw:layer="layout" svg:width="0.199cm" svg:height="0.199cm" svg:x="25.596cm" svg:y="26.499cm" svg:viewBox="0 0 200 200" svg:d="M100 0c57 0 100 43 100 100s-43 100-100 100-100-43-100-100 43-100 100-100z">
          <text:p/>
        </draw:path>
        <draw:path draw:style-name="gr74" draw:text-style-name="P13" draw:layer="layout" svg:width="0.199cm" svg:height="0.199cm" svg:x="25.596cm" svg:y="26.899cm" svg:viewBox="0 0 200 200" svg:d="M100 0c57 0 100 43 100 100s-43 100-100 100-100-43-100-100 43-100 100-100z">
          <text:p/>
        </draw:path>
        <draw:path draw:style-name="gr96" draw:text-style-name="P13" draw:layer="layout" svg:width="0.749cm" svg:height="0.749cm" svg:x="-16.321cm" svg:y="26.75cm" svg:viewBox="0 0 750 750" svg:d="M375 0c213 0 375 162 375 375s-162 375-375 375-375-162-375-375 162-375 375-375z">
          <text:p/>
        </draw:path>
        <draw:path draw:style-name="gr88" draw:text-style-name="P20" draw:layer="layout" svg:width="1.894cm" svg:height="1.894cm" svg:x="-16.866cm" svg:y="28.927cm" svg:viewBox="0 0 1895 1895" svg:d="M947 0c538 0 948 409 948 947s-410 948-948 948-947-410-947-948 409-947 947-947z">
          <text:p text:style-name="P13"><text:span text:style-name="T11">stateA</text:span></text:p>
        </draw:path>
        <draw:path draw:style-name="gr88" draw:text-style-name="P20" draw:layer="layout" svg:width="1.894cm" svg:height="1.894cm" svg:x="-16.859cm" svg:y="32.25cm" svg:viewBox="0 0 1895 1895" svg:d="M947 0c538 0 948 409 948 947s-410 948-948 948-947-410-947-948 409-947 947-947z">
          <text:p text:style-name="P13"><text:span text:style-name="T11">stateB</text:span></text:p>
        </draw:path>
        <draw:path draw:style-name="gr88" draw:text-style-name="P20" draw:layer="layout" svg:width="1.894cm" svg:height="1.894cm" svg:x="-16.868cm" svg:y="35.605cm" svg:viewBox="0 0 1895 1895" svg:d="M947 0c538 0 948 409 948 947s-410 948-948 948-947-410-947-948 409-947 947-947z">
          <text:p text:style-name="P13"><text:span text:style-name="T11">stateC</text:span></text:p>
        </draw:path>
        <draw:line draw:style-name="gr50" draw:text-style-name="P3" draw:layer="layout" svg:x1="-15.946cm" svg:y1="27.5cm" svg:x2="-15.946cm" svg:y2="28.927cm">
          <text:p/>
        </draw:line>
        <draw:line draw:style-name="gr50" draw:text-style-name="P3" draw:layer="layout" svg:x1="-15.919cm" svg:y1="30.822cm" svg:x2="-15.919cm" svg:y2="32.249cm">
          <text:p/>
        </draw:line>
        <draw:line draw:style-name="gr50" draw:text-style-name="P3" draw:layer="layout" svg:x1="-15.911cm" svg:y1="34.145cm" svg:x2="-15.911cm" svg:y2="35.572cm">
          <text:p/>
        </draw:line>
        <draw:line draw:style-name="gr50" draw:text-style-name="P3" draw:layer="layout" svg:x1="-17.98cm" svg:y1="29.874cm" svg:x2="-16.866cm" svg:y2="29.874cm">
          <text:p/>
        </draw:line>
        <draw:line draw:style-name="gr97" draw:text-style-name="P3" draw:layer="layout" svg:x1="-18cm" svg:y1="29.874cm" svg:x2="-18cm" svg:y2="36.552cm">
          <text:p/>
        </draw:line>
        <draw:line draw:style-name="gr97" draw:text-style-name="P3" draw:layer="layout" svg:x1="-16.868cm" svg:y1="36.552cm" svg:x2="-18cm" svg:y2="36.552cm">
          <text:p/>
        </draw:line>
        <draw:frame draw:style-name="gr98" draw:text-style-name="P21" draw:layer="layout" svg:width="3.8cm" svg:height="0.839cm" svg:x="-15.8cm" svg:y="34.25cm">
          <draw:text-box>
            <text:p text:style-name="P4"><text:span text:style-name="T11">counter === 4</text:span></text:p>
          </draw:text-box>
        </draw:frame>
        <draw:line draw:style-name="gr50" draw:text-style-name="P3" draw:layer="layout" svg:x1="-14cm" svg:y1="32.75cm" svg:x2="-15.132cm" svg:y2="32.75cm">
          <text:p/>
        </draw:line>
        <draw:line draw:style-name="gr97" draw:text-style-name="P3" draw:layer="layout" svg:x1="-14cm" svg:y1="33.5cm" svg:x2="-14.964cm" svg:y2="33.5cm">
          <text:p/>
        </draw:line>
        <draw:line draw:style-name="gr97" draw:text-style-name="P3" draw:layer="layout" svg:x1="-14cm" svg:y1="32.75cm" svg:x2="-14cm" svg:y2="33.5cm">
          <text:p/>
        </draw:line>
        <draw:rect draw:style-name="gr99" draw:text-style-name="P22" draw:layer="layout" svg:width="6cm" svg:height="5cm" svg:x="-14cm" svg:y="2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0" draw:text-style-name="P3" draw:layer="layout" svg:x1="-14cm" svg:y1="31.5cm" svg:x2="-15.75cm" svg:y2="32.75cm">
          <text:p/>
        </draw:line>
        <draw:rect draw:style-name="gr45" draw:text-style-name="P3" draw:layer="layout" svg:width="2.5cm" svg:height="1.233cm" svg:x="-16.2cm" svg:y="13.333cm">
          <text:p text:style-name="P3">*.scala</text:p>
        </draw:rect>
        <draw:line draw:style-name="gr50" draw:text-style-name="P3" draw:layer="layout" svg:x1="-15cm" svg:y1="14.566cm" svg:x2="-15cm" svg:y2="15.566cm">
          <text:p/>
        </draw:line>
        <draw:rect draw:style-name="gr45" draw:text-style-name="P3" draw:layer="layout" svg:width="5cm" svg:height="1.233cm" svg:x="-15.5cm" svg:y="18.55cm">
          <text:p text:style-name="P3">*.vhd / *.v</text:p>
        </draw:rect>
        <draw:line draw:style-name="gr50" draw:text-style-name="P3" draw:layer="layout" svg:x1="-15.05cm" svg:y1="19.783cm" svg:x2="-15.05cm" svg:y2="20.783cm">
          <text:p/>
        </draw:line>
        <draw:line draw:style-name="gr50" draw:text-style-name="P3" draw:layer="layout" svg:x1="-15cm" svg:y1="17.516cm" svg:x2="-15cm" svg:y2="18.616cm">
          <text:p/>
        </draw:line>
        <draw:custom-shape draw:style-name="gr32" draw:text-style-name="P19" draw:layer="layout" svg:width="3.75cm" svg:height="2.25cm" svg:x="-13cm" svg:y="20.7cm">
          <text:p text:style-name="P1"><text:span text:style-name="T10">Synthesi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6.95cm" svg:y="20.7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1.05cm" svg:y1="19.783cm" svg:x2="-11.05cm" svg:y2="20.783cm">
          <text:p/>
        </draw:line>
        <draw:rect draw:style-name="gr45" draw:text-style-name="P3" draw:layer="layout" svg:width="4.5cm" svg:height="1.233cm" svg:x="-13.2cm" svg:y="13.35cm">
          <text:p text:style-name="P3">*.vhd / *.v <text:s/>(IP)</text:p>
        </draw:rect>
        <draw:line draw:style-name="gr50" draw:text-style-name="P3" draw:layer="layout" svg:x1="-11cm" svg:y1="14.583cm" svg:x2="-11cm" svg:y2="18.55cm">
          <text:p/>
        </draw:line>
        <draw:custom-shape draw:style-name="gr32" draw:text-style-name="P19" draw:layer="layout" svg:width="3.75cm" svg:height="2.116cm" svg:x="-16.95cm" svg:y="15.4cm">
          <text:p text:style-name="P1"><text:span text:style-name="T10">Gener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2.697cm" svg:y="0.321cm">
              <text:p/>
            </draw:rect>
            <draw:custom-shape draw:style-name="gr40" draw:text-style-name="P13" draw:layer="layout" svg:width="0.3cm" svg:height="0.3cm" draw:transform="rotate (-1.57079632679579) translate (-12.397cm 1.51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2.854cm" svg:y="0.343cm">
            <draw:text-box>
              <text:p text:style-name="P4"><text:span text:style-name="T3">D</text:span></text:p>
            </draw:text-box>
          </draw:frame>
          <draw:frame draw:style-name="gr76" draw:text-style-name="P5" draw:layer="layout" svg:width="0.832cm" svg:height="0.725cm" svg:x="-12.353cm" svg:y="0.344cm">
            <draw:text-box>
              <text:p text:style-name="P4"><text:span text:style-name="T3">Q</text:span></text:p>
            </draw:text-box>
          </draw:frame>
        </draw:g>
        <draw:frame draw:style-name="gr78" draw:text-style-name="P5" draw:layer="layout" svg:width="1.349cm" svg:height="0.725cm" svg:x="-12.854cm" svg:y="-0.404cm">
          <draw:text-box>
            <text:p text:style-name="P4"><text:span text:style-name="T3">reg1</text:span></text:p>
          </draw:text-box>
        </draw:frame>
        <draw:g>
          <draw:g>
            <draw:rect draw:style-name="gr2" draw:text-style-name="P3" draw:layer="layout" svg:width="1cm" svg:height="1.747cm" svg:x="-12.696cm" svg:y="0.322cm">
              <text:p/>
            </draw:rect>
            <draw:custom-shape draw:style-name="gr40" draw:text-style-name="P13" draw:layer="layout" svg:width="0.3cm" svg:height="0.3cm" draw:transform="rotate (-1.57079632679579) translate (-12.396cm 1.51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2.853cm" svg:y="0.344cm">
            <draw:text-box>
              <text:p text:style-name="P4"><text:span text:style-name="T3">D</text:span></text:p>
            </draw:text-box>
          </draw:frame>
          <draw:frame draw:style-name="gr76" draw:text-style-name="P5" draw:layer="layout" svg:width="0.832cm" svg:height="0.725cm" svg:x="-12.352cm" svg:y="0.345cm">
            <draw:text-box>
              <text:p text:style-name="P4"><text:span text:style-name="T3">Q</text:span></text:p>
            </draw:text-box>
          </draw:frame>
        </draw:g>
        <draw:frame draw:style-name="gr82" draw:text-style-name="P5" draw:layer="layout" svg:width="1.281cm" svg:height="0.725cm" svg:x="-13.977cm" svg:y="1.328cm">
          <draw:text-box>
            <text:p text:style-name="P4"><text:span text:style-name="T3">clk</text:span></text:p>
          </draw:text-box>
        </draw:frame>
        <draw:line draw:style-name="gr80" draw:text-style-name="P3" draw:layer="layout" svg:x1="-12.977cm" svg:y1="1.674cm" svg:x2="-12.696cm" svg:y2="1.674cm">
          <text:p/>
        </draw:line>
        <draw:line draw:style-name="gr80" draw:text-style-name="P3" draw:layer="layout" svg:x1="-13.056cm" svg:y1="0.718cm" svg:x2="-12.696cm" svg:y2="0.718cm">
          <text:p/>
        </draw:line>
        <draw:frame draw:style-name="gr78" draw:text-style-name="P5" draw:layer="layout" svg:width="1.349cm" svg:height="0.725cm" svg:x="-15.643cm" svg:y="5.5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469cm" svg:y="6.22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169cm 7.32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5.626cm" svg:y="6.246cm">
              <draw:text-box>
                <text:p text:style-name="P4"><text:span text:style-name="T3">D</text:span></text:p>
              </draw:text-box>
            </draw:frame>
            <draw:frame draw:style-name="gr76" draw:text-style-name="P5" draw:layer="layout" svg:width="0.832cm" svg:height="0.725cm" svg:x="-15.125cm" svg:y="6.247cm">
              <draw:text-box>
                <text:p text:style-name="P4"><text:span text:style-name="T3">Q</text:span></text:p>
              </draw:text-box>
            </draw:frame>
          </draw:g>
          <draw:frame draw:style-name="gr79" draw:text-style-name="P18" draw:layer="layout" svg:width="1.205cm" svg:height="0.725cm" svg:x="-15.569cm" svg:y="7.425cm">
            <draw:text-box>
              <text:p text:style-name="P4"><text:span text:style-name="T9">CLR</text:span></text:p>
            </draw:text-box>
          </draw:frame>
        </draw:g>
        <draw:g>
          <draw:g>
            <draw:rect draw:style-name="gr2" draw:text-style-name="P3" draw:layer="layout" svg:width="1cm" svg:height="1.747cm" svg:x="-15.481cm" svg:y="10.252cm">
              <text:p/>
            </draw:rect>
            <draw:custom-shape draw:style-name="gr40" draw:text-style-name="P13" draw:layer="layout" svg:width="0.3cm" svg:height="0.3cm" draw:transform="rotate (-1.57079632679579) translate (-15.181cm 11.44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5.638cm" svg:y="10.274cm">
            <draw:text-box>
              <text:p text:style-name="P4"><text:span text:style-name="T3">D</text:span></text:p>
            </draw:text-box>
          </draw:frame>
          <draw:frame draw:style-name="gr76" draw:text-style-name="P5" draw:layer="layout" svg:width="0.832cm" svg:height="0.725cm" svg:x="-15.137cm" svg:y="10.275cm">
            <draw:text-box>
              <text:p text:style-name="P4"><text:span text:style-name="T3">Q</text:span></text:p>
            </draw:text-box>
          </draw:frame>
        </draw:g>
        <draw:frame draw:style-name="gr78" draw:text-style-name="P5" draw:layer="layout" svg:width="1.349cm" svg:height="0.725cm" svg:x="-15.638cm" svg:y="9.527cm">
          <draw:text-box>
            <text:p text:style-name="P4"><text:span text:style-name="T3">reg3</text:span></text:p>
          </draw:text-box>
        </draw:frame>
        <draw:g>
          <draw:g>
            <draw:rect draw:style-name="gr2" draw:text-style-name="P3" draw:layer="layout" svg:width="1cm" svg:height="1.747cm" svg:x="-15.48cm" svg:y="10.253cm">
              <text:p/>
            </draw:rect>
            <draw:custom-shape draw:style-name="gr40" draw:text-style-name="P13" draw:layer="layout" svg:width="0.3cm" svg:height="0.3cm" draw:transform="rotate (-1.57079632679579) translate (-15.18cm 11.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5.637cm" svg:y="10.275cm">
            <draw:text-box>
              <text:p text:style-name="P4"><text:span text:style-name="T3">D</text:span></text:p>
            </draw:text-box>
          </draw:frame>
          <draw:frame draw:style-name="gr76" draw:text-style-name="P5" draw:layer="layout" svg:width="0.832cm" svg:height="0.725cm" svg:x="-15.136cm" svg:y="10.276cm">
            <draw:text-box>
              <text:p text:style-name="P4"><text:span text:style-name="T3">Q</text:span></text:p>
            </draw:text-box>
          </draw:frame>
        </draw:g>
        <draw:line draw:style-name="gr80" draw:text-style-name="P3" draw:layer="layout" svg:x1="-14.967cm" svg:y1="7.969cm" svg:x2="-14.967cm" svg:y2="8.498cm">
          <text:p/>
        </draw:line>
        <draw:frame draw:style-name="gr81" draw:text-style-name="P5" draw:layer="layout" svg:width="1.446cm" svg:height="0.725cm" svg:x="-15.719cm" svg:y="8.435cm">
          <draw:text-box>
            <text:p text:style-name="P4"><text:span text:style-name="T3">reset</text:span></text:p>
          </draw:text-box>
        </draw:frame>
        <draw:frame draw:style-name="gr82" draw:text-style-name="P5" draw:layer="layout" svg:width="1.281cm" svg:height="0.725cm" svg:x="-16.75cm" svg:y="7.146cm">
          <draw:text-box>
            <text:p text:style-name="P4"><text:span text:style-name="T3">clk</text:span></text:p>
          </draw:text-box>
        </draw:frame>
        <draw:line draw:style-name="gr80" draw:text-style-name="P3" draw:layer="layout" svg:x1="-15.75cm" svg:y1="7.492cm" svg:x2="-15.469cm" svg:y2="7.492cm">
          <text:p/>
        </draw:line>
        <draw:frame draw:style-name="gr82" draw:text-style-name="P5" draw:layer="layout" svg:width="1.281cm" svg:height="0.725cm" svg:x="-16.761cm" svg:y="11.259cm">
          <draw:text-box>
            <text:p text:style-name="P4"><text:span text:style-name="T3">clk</text:span></text:p>
          </draw:text-box>
        </draw:frame>
        <draw:line draw:style-name="gr80" draw:text-style-name="P3" draw:layer="layout" svg:x1="-15.761cm" svg:y1="11.605cm" svg:x2="-15.48cm" svg:y2="11.605cm">
          <text:p/>
        </draw:line>
        <draw:line draw:style-name="gr80" draw:text-style-name="P3" draw:layer="layout" svg:x1="-15.84cm" svg:y1="10.649cm" svg:x2="-15.48cm" svg:y2="10.649cm">
          <text:p/>
        </draw:line>
        <draw:g>
          <draw:rect draw:style-name="gr3" draw:text-style-name="P3" draw:layer="layout" svg:width="0.5cm" svg:height="0.5cm" svg:x="-17.34cm" svg:y="10.379cm">
            <text:p/>
          </draw:rect>
          <draw:frame draw:style-name="gr4" draw:text-style-name="P5" draw:layer="layout" svg:width="2.246cm" svg:height="0.725cm" svg:x="-19.5cm" svg:y="10.247cm">
            <draw:text-box>
              <text:p text:style-name="P4"><text:span text:style-name="T3">a</text:span></text:p>
            </draw:text-box>
          </draw:frame>
        </draw:g>
        <draw:g>
          <draw:g>
            <draw:rect draw:style-name="gr2" draw:text-style-name="P3" draw:layer="layout" svg:width="1cm" svg:height="1.747cm" svg:x="-15.442cm" svg:y="3.002cm">
              <text:p/>
            </draw:rect>
            <draw:custom-shape draw:style-name="gr40" draw:text-style-name="P13" draw:layer="layout" svg:width="0.3cm" svg:height="0.3cm" draw:transform="rotate (-1.57079632679579) translate (-15.142cm 4.1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5.599cm" svg:y="3.024cm">
            <draw:text-box>
              <text:p text:style-name="P4"><text:span text:style-name="T3">D</text:span></text:p>
            </draw:text-box>
          </draw:frame>
          <draw:frame draw:style-name="gr76" draw:text-style-name="P5" draw:layer="layout" svg:width="0.832cm" svg:height="0.725cm" svg:x="-15.098cm" svg:y="3.025cm">
            <draw:text-box>
              <text:p text:style-name="P4"><text:span text:style-name="T3">Q</text:span></text:p>
            </draw:text-box>
          </draw:frame>
        </draw:g>
        <draw:frame draw:style-name="gr78" draw:text-style-name="P5" draw:layer="layout" svg:width="1.349cm" svg:height="0.725cm" svg:x="-15.599cm" svg:y="2.277cm">
          <draw:text-box>
            <text:p text:style-name="P4"><text:span text:style-name="T3">reg1</text:span></text:p>
          </draw:text-box>
        </draw:frame>
        <draw:g>
          <draw:g>
            <draw:rect draw:style-name="gr2" draw:text-style-name="P3" draw:layer="layout" svg:width="1cm" svg:height="1.747cm" svg:x="-15.441cm" svg:y="3.003cm">
              <text:p/>
            </draw:rect>
            <draw:custom-shape draw:style-name="gr40" draw:text-style-name="P13" draw:layer="layout" svg:width="0.3cm" svg:height="0.3cm" draw:transform="rotate (-1.57079632679579) translate (-15.141cm 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5.598cm" svg:y="3.025cm">
            <draw:text-box>
              <text:p text:style-name="P4"><text:span text:style-name="T3">D</text:span></text:p>
            </draw:text-box>
          </draw:frame>
          <draw:frame draw:style-name="gr76" draw:text-style-name="P5" draw:layer="layout" svg:width="0.832cm" svg:height="0.725cm" svg:x="-15.097cm" svg:y="3.026cm">
            <draw:text-box>
              <text:p text:style-name="P4"><text:span text:style-name="T3">Q</text:span></text:p>
            </draw:text-box>
          </draw:frame>
        </draw:g>
        <draw:frame draw:style-name="gr82" draw:text-style-name="P5" draw:layer="layout" svg:width="1.281cm" svg:height="0.725cm" svg:x="-16.722cm" svg:y="4.009cm">
          <draw:text-box>
            <text:p text:style-name="P4"><text:span text:style-name="T3">clk</text:span></text:p>
          </draw:text-box>
        </draw:frame>
        <draw:line draw:style-name="gr80" draw:text-style-name="P3" draw:layer="layout" svg:x1="-15.722cm" svg:y1="4.355cm" svg:x2="-15.441cm" svg:y2="4.355cm">
          <text:p/>
        </draw:line>
        <draw:path draw:style-name="gr74" draw:text-style-name="P13" draw:layer="layout" svg:width="0.659cm" svg:height="0.559cm" svg:x="-16.5cm" svg:y="10.369cm" svg:viewBox="0 0 660 560" svg:d="M473 280l-473 280v-560zM566 186c54 0 94 41 94 94s-40 93-94 93c-53 0-93-40-93-93s40-94 93-94z">
          <text:p/>
        </draw:path>
        <draw:line draw:style-name="gr80" draw:text-style-name="P3" draw:layer="layout" svg:x1="-16.86cm" svg:y1="10.644cm" svg:x2="-16.5cm" svg:y2="10.644cm">
          <text:p/>
        </draw:line>
        <draw:frame draw:style-name="gr101" draw:text-style-name="P21" draw:layer="layout" svg:width="0.68cm" svg:height="0.839cm" svg:x="0.75cm" svg:y="12.609cm">
          <draw:text-box>
            <text:p><text:span text:style-name="T11">r</text:span></text:p>
          </draw:text-box>
        </draw:frame>
        <draw:path draw:style-name="gr88" draw:text-style-name="P13" draw:layer="layout" svg:width="0.749cm" svg:height="0.749cm" svg:x="3.5cm" svg:y="14.198cm" svg:viewBox="0 0 750 750" svg:d="M375 0c213 0 375 162 375 375s-162 375-375 375-375-162-375-375 162-375 375-375z">
          <text:p text:style-name="P13">+</text:p>
        </draw:path>
        <draw:path draw:style-name="gr102" draw:text-style-name="P13" draw:layer="layout" svg:width="0.749cm" svg:height="0.749cm" svg:x="1.75cm" svg:y="13.198cm" svg:viewBox="0 0 750 750" svg:d="M375 0c213 0 375 162 375 375s-162 375-375 375-375-162-375-375 162-375 375-375z">
          <text:p text:style-name="P13">x</text:p>
        </draw:path>
        <draw:frame draw:style-name="gr103" draw:text-style-name="P21" draw:layer="layout" svg:width="1.243cm" svg:height="0.839cm" svg:x="0.187cm" svg:y="13.609cm">
          <draw:text-box>
            <text:p><text:span text:style-name="T11">0.3</text:span></text:p>
          </draw:text-box>
        </draw:frame>
        <draw:line draw:style-name="gr80" draw:text-style-name="P3" draw:layer="layout" svg:x1="2.5cm" svg:y1="13.573cm" svg:x2="3.547cm" svg:y2="14.357cm">
          <text:p/>
        </draw:line>
        <draw:line draw:style-name="gr80" draw:text-style-name="P3" draw:layer="layout" svg:x1="1.298cm" svg:y1="13.98cm" svg:x2="1.798cm" svg:y2="13.698cm">
          <text:p/>
        </draw:line>
        <draw:line draw:style-name="gr80" draw:text-style-name="P3" draw:layer="layout" svg:x1="1.298cm" svg:y1="13.041cm" svg:x2="1.798cm" svg:y2="13.316cm">
          <text:p/>
        </draw:line>
        <draw:frame draw:style-name="gr104" draw:text-style-name="P21" draw:layer="layout" svg:width="0.798cm" svg:height="0.839cm" svg:x="0.725cm" svg:y="14.462cm">
          <draw:text-box>
            <text:p><text:span text:style-name="T11">g</text:span></text:p>
          </draw:text-box>
        </draw:frame>
        <draw:path draw:style-name="gr102" draw:text-style-name="P13" draw:layer="layout" svg:width="0.749cm" svg:height="0.749cm" svg:x="1.725cm" svg:y="15.051cm" svg:viewBox="0 0 750 750" svg:d="M375 0c213 0 375 162 375 375s-162 375-375 375-375-162-375-375 162-375 375-375z">
          <text:p text:style-name="P13">x</text:p>
        </draw:path>
        <draw:frame draw:style-name="gr103" draw:text-style-name="P21" draw:layer="layout" svg:width="1.243cm" svg:height="0.839cm" svg:x="0.162cm" svg:y="15.462cm">
          <draw:text-box>
            <text:p><text:span text:style-name="T11">0.4</text:span></text:p>
          </draw:text-box>
        </draw:frame>
        <draw:line draw:style-name="gr80" draw:text-style-name="P3" draw:layer="layout" svg:x1="2.475cm" svg:y1="15.426cm" svg:x2="3.608cm" svg:y2="14.79cm">
          <text:p/>
        </draw:line>
        <draw:line draw:style-name="gr80" draw:text-style-name="P3" draw:layer="layout" svg:x1="1.273cm" svg:y1="15.833cm" svg:x2="1.773cm" svg:y2="15.551cm">
          <text:p/>
        </draw:line>
        <draw:line draw:style-name="gr80" draw:text-style-name="P3" draw:layer="layout" svg:x1="1.273cm" svg:y1="14.894cm" svg:x2="1.773cm" svg:y2="15.169cm">
          <text:p/>
        </draw:line>
        <draw:frame draw:style-name="gr104" draw:text-style-name="P21" draw:layer="layout" svg:width="0.798cm" svg:height="0.839cm" svg:x="2.526cm" svg:y="15.458cm">
          <draw:text-box>
            <text:p><text:span text:style-name="T11">b</text:span></text:p>
          </draw:text-box>
        </draw:frame>
        <draw:path draw:style-name="gr102" draw:text-style-name="P13" draw:layer="layout" svg:width="0.749cm" svg:height="0.749cm" svg:x="3.526cm" svg:y="16.047cm" svg:viewBox="0 0 750 750" svg:d="M375 0c213 0 375 162 375 375s-162 375-375 375-375-162-375-375 162-375 375-375z">
          <text:p text:style-name="P13">x</text:p>
        </draw:path>
        <draw:frame draw:style-name="gr103" draw:text-style-name="P21" draw:layer="layout" svg:width="1.243cm" svg:height="0.839cm" svg:x="1.963cm" svg:y="16.458cm">
          <draw:text-box>
            <text:p><text:span text:style-name="T11">0.3</text:span></text:p>
          </draw:text-box>
        </draw:frame>
        <draw:line draw:style-name="gr80" draw:text-style-name="P3" draw:layer="layout" svg:x1="3.074cm" svg:y1="16.829cm" svg:x2="3.574cm" svg:y2="16.547cm">
          <text:p/>
        </draw:line>
        <draw:line draw:style-name="gr80" draw:text-style-name="P3" draw:layer="layout" svg:x1="3.074cm" svg:y1="15.89cm" svg:x2="3.574cm" svg:y2="16.165cm">
          <text:p/>
        </draw:line>
        <draw:path draw:style-name="gr88" draw:text-style-name="P13" draw:layer="layout" svg:width="0.749cm" svg:height="0.749cm" svg:x="5.276cm" svg:y="15.199cm" svg:viewBox="0 0 750 750" svg:d="M375 0c213 0 375 162 375 375s-162 375-375 375-375-162-375-375 162-375 375-375z">
          <text:p text:style-name="P13">+</text:p>
        </draw:path>
        <draw:line draw:style-name="gr80" draw:text-style-name="P3" draw:layer="layout" svg:x1="4.276cm" svg:y1="14.574cm" svg:x2="5.323cm" svg:y2="15.358cm">
          <text:p/>
        </draw:line>
        <draw:line draw:style-name="gr80" draw:text-style-name="P3" draw:layer="layout" svg:x1="4.251cm" svg:y1="16.427cm" svg:x2="5.384cm" svg:y2="15.791cm">
          <text:p/>
        </draw:line>
        <draw:line draw:style-name="gr80" draw:text-style-name="P3" draw:layer="layout" svg:x1="6.026cm" svg:y1="15.574cm" svg:x2="6.624cm" svg:y2="15.574cm">
          <text:p/>
        </draw:line>
        <draw:frame draw:style-name="gr105" draw:text-style-name="P21" draw:layer="layout" svg:width="1.531cm" svg:height="0.839cm" svg:x="6.567cm" svg:y="15.162cm">
          <draw:text-box>
            <text:p><text:span text:style-name="T11">gray</text:span></text:p>
          </draw:text-box>
        </draw:frame>
        <draw:path draw:style-name="gr88" draw:text-style-name="P20" draw:layer="layout" svg:width="1.894cm" svg:height="1.894cm" svg:x="-6.119cm" svg:y="31.571cm" svg:viewBox="0 0 1895 1895" svg:d="M947 0c538 0 948 409 948 947s-410 948-948 948-947-410-947-948 409-947 947-947z">
          <text:p text:style-name="P13"><text:span text:style-name="T11">stateB</text:span></text:p>
        </draw:path>
        <draw:path draw:style-name="gr106" draw:text-style-name="P20" draw:layer="layout" svg:width="1.894cm" svg:height="1.894cm" svg:x="-6.128cm" svg:y="34.926cm" svg:viewBox="0 0 1895 1895" svg:d="M947 0c538 0 948 409 948 947s-410 948-948 948-947-410-947-948 409-947 947-947z">
          <text:p text:style-name="P13"><text:span text:style-name="T11">stateC</text:span></text:p>
        </draw:path>
        <draw:line draw:style-name="gr50" draw:text-style-name="P3" draw:layer="layout" svg:x1="-5.171cm" svg:y1="33.466cm" svg:x2="-5.171cm" svg:y2="34.893cm">
          <text:p/>
        </draw:line>
        <draw:frame draw:style-name="gr98" draw:text-style-name="P21" draw:layer="layout" svg:width="3.8cm" svg:height="0.839cm" svg:x="-5.06cm" svg:y="33.571cm">
          <draw:text-box>
            <text:p text:style-name="P4"><text:span text:style-name="T11">counter === 4</text:span></text:p>
          </draw:text-box>
        </draw:frame>
        <draw:line draw:style-name="gr50" draw:text-style-name="P3" draw:layer="layout" svg:x1="-3.26cm" svg:y1="32.071cm" svg:x2="-4.392cm" svg:y2="32.071cm">
          <text:p/>
        </draw:line>
        <draw:line draw:style-name="gr97" draw:text-style-name="P3" draw:layer="layout" svg:x1="-3.26cm" svg:y1="32.821cm" svg:x2="-4.224cm" svg:y2="32.821cm">
          <text:p/>
        </draw:line>
        <draw:line draw:style-name="gr97" draw:text-style-name="P3" draw:layer="layout" svg:x1="-3.26cm" svg:y1="32.071cm" svg:x2="-3.26cm" svg:y2="32.821cm">
          <text:p/>
        </draw:line>
        <draw:rect draw:style-name="gr99" draw:text-style-name="P22" draw:layer="layout" svg:width="6cm" svg:height="5cm" svg:x="-3.26cm" svg:y="26.32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0" draw:text-style-name="P3" draw:layer="layout" svg:x1="-3.26cm" svg:y1="30.821cm" svg:x2="-5.01cm" svg:y2="32.07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2DT15H48M</meta:editing-duration>
    <meta:editing-cycles>37</meta:editing-cycles>
    <meta:generator>OpenOffice/4.1.1$Win32 OpenOffice.org_project/411m6$Build-9775</meta:generator>
    <dc:date>2016-06-17T12:32:22.96</dc:date>
    <meta:document-statistic meta:object-count="1213"/>
  </office:meta>
</office:document-meta>
</file>